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92" style:master-page-name="MasterPage2" style:family="paragraph" style:name="P43">
      <style:text-properties fo:font-family="JetBrainsMono Nerd Font" style:font-family-complex="JetBrainsMono Nerd Font"/>
      <style:paragraph-properties fo:text-align="center" fo:margin-left="0cm" fo:margin-right="0cm" fo:text-indent="0cm">
        <style:tab-stops>
          <style:tab-stop style:position="12.99cm" style:type="left"/>
        </style:tab-stops>
      </style:paragraph-properties>
    </style:style>
    <style:style style:family="text" style:name="T245">
      <style:text-properties fo:font-family="JetBrainsMono Nerd Font" style:font-family-complex="JetBrainsMono Nerd Font"/>
    </style:style>
    <style:style style:parent-style-name="673" style:family="text" style:name="T246">
      <style:text-properties fo:font-family="JetBrainsMono Nerd Font" style:font-family-complex="JetBrainsMono Nerd Font"/>
    </style:style>
    <style:style style:parent-style-name="701" style:family="text" style:name="T247">
      <style:text-properties fo:font-family="JetBrainsMono Nerd Font" style:font-family-complex="JetBrainsMono Nerd Font" fo:font-weight="bold"/>
    </style:style>
    <style:style style:parent-style-name="701" style:family="text" style:name="T248">
      <style:text-properties fo:font-family="JetBrainsMono Nerd Font" style:font-family-complex="JetBrainsMono Nerd Font" fo:font-size="10pt" fo:font-weight="bold"/>
    </style:style>
    <style:style style:family="text" style:name="T249">
      <style:text-properties fo:font-family="JetBrainsMono Nerd Font" style:font-family-complex="JetBrainsMono Nerd Font"/>
    </style:style>
    <style:style style:parent-style-name="692" style:family="paragraph" style:name="P46">
      <style:text-properties fo:font-family="JetBrainsMono Nerd Font" style:font-family-complex="JetBrainsMono Nerd Font"/>
      <style:paragraph-properties fo:text-align="center" fo:margin-left="0cm" fo:margin-right="0cm" fo:text-indent="0cm">
        <style:tab-stops>
          <style:tab-stop style:position="12.99cm" style:type="left"/>
        </style:tab-stops>
      </style:paragraph-properties>
    </style:style>
    <style:style style:family="text" style:name="T250">
      <style:text-properties fo:font-family="JetBrainsMono Nerd Font" style:font-family-complex="JetBrainsMono Nerd Font" fo:font-size="10pt" fo:font-weight="bold"/>
    </style:style>
    <style:style style:family="text" style:name="T251">
      <style:text-properties fo:font-family="JetBrainsMono Nerd Font" style:font-family-complex="JetBrainsMono Nerd Font"/>
    </style:style>
    <style:style style:parent-style-name="692" style:family="paragraph" style:name="P47">
      <style:text-properties fo:font-family="JetBrainsMono Nerd Font" style:font-family-complex="JetBrainsMono Nerd Font" fo:font-size="10pt" fo:font-weight="bold"/>
      <style:paragraph-properties fo:text-align="center" fo:margin-left="0cm" fo:margin-right="0cm" fo:text-indent="0cm">
        <style:tab-stops>
          <style:tab-stop style:position="12.99cm" style:type="left"/>
        </style:tab-stops>
      </style:paragraph-properties>
    </style:style>
    <style:style style:family="text" style:name="T252">
      <style:text-properties fo:font-family="JetBrainsMono Nerd Font" style:font-family-complex="JetBrainsMono Nerd Font" fo:font-size="10pt" fo:font-weight="bold"/>
    </style:style>
    <style:style style:family="text" style:name="T253">
      <style:text-properties fo:font-family="JetBrainsMono Nerd Font" style:font-family-complex="JetBrainsMono Nerd Font" fo:font-size="10pt" fo:font-weight="bold"/>
    </style:style>
    <style:style style:parent-style-name="692" style:family="paragraph" style:name="P48">
      <style:text-properties fo:font-family="JetBrainsMono Nerd Font" style:font-family-complex="JetBrainsMono Nerd Font" fo:font-size="10pt" fo:font-weight="bold"/>
      <style:paragraph-properties fo:text-align="center" fo:margin-left="0cm" fo:margin-right="0cm" fo:text-indent="0cm">
        <style:tab-stops>
          <style:tab-stop style:position="12.99cm" style:type="left"/>
        </style:tab-stops>
      </style:paragraph-properties>
    </style:style>
    <style:style style:family="text" style:name="T254">
      <style:text-properties fo:font-family="JetBrainsMono Nerd Font" style:font-family-complex="JetBrainsMono Nerd Font" fo:font-size="10pt" fo:font-weight="bold"/>
    </style:style>
    <style:style style:family="text" style:name="T255">
      <style:text-properties fo:font-family="JetBrainsMono Nerd Font" style:font-family-complex="JetBrainsMono Nerd Font" fo:font-size="10pt" fo:font-weight="bold"/>
    </style:style>
    <style:style style:family="text" style:name="T256">
      <style:text-properties fo:font-family="JetBrainsMono Nerd Font" style:font-family-complex="JetBrainsMono Nerd Font" fo:font-size="10pt" fo:font-weight="bold"/>
    </style:style>
    <style:style style:parent-style-name="692" style:family="paragraph" style:name="P49">
      <style:text-properties fo:font-family="JetBrainsMono Nerd Font" style:font-family-complex="JetBrainsMono Nerd Font" fo:font-weight="bold"/>
      <style:paragraph-properties fo:text-align="center" fo:margin-left="0cm" fo:margin-right="0cm" fo:text-indent="0cm">
        <style:tab-stops>
          <style:tab-stop style:position="12.99cm" style:type="left"/>
        </style:tab-stops>
      </style:paragraph-properties>
    </style:style>
    <style:style style:family="text" style:name="T257">
      <style:text-properties fo:font-family="JetBrainsMono Nerd Font" style:font-family-complex="JetBrainsMono Nerd Font" fo:font-weight="bold"/>
    </style:style>
    <style:style style:parent-style-name="673" style:family="text" style:name="T258">
      <style:text-properties fo:font-family="JetBrainsMono Nerd Font" style:font-family-complex="JetBrainsMono Nerd Font" fo:font-weight="bold"/>
    </style:style>
    <style:style style:parent-style-name="701" style:family="text" style:name="T259">
      <style:text-properties fo:font-family="JetBrainsMono Nerd Font" style:font-family-complex="JetBrainsMono Nerd Font" fo:font-weight="bold"/>
    </style:style>
    <style:style style:parent-style-name="701" style:family="text" style:name="T260">
      <style:text-properties fo:font-family="JetBrainsMono Nerd Font" style:font-family-complex="JetBrainsMono Nerd Font" fo:font-size="10pt" fo:font-weight="bold"/>
    </style:style>
    <style:style style:family="text" style:name="T261">
      <style:text-properties fo:font-family="JetBrainsMono Nerd Font" style:font-family-complex="JetBrainsMono Nerd Font" fo:font-weight="bold"/>
    </style:style>
    <style:style style:parent-style-name="692" style:family="paragraph" style:name="P50">
      <style:text-properties fo:font-family="JetBrainsMono Nerd Font" style:font-family-complex="JetBrainsMono Nerd Font" fo:font-size="10pt" fo:font-weight="normal"/>
      <style:paragraph-properties fo:text-align="center" fo:margin-left="0cm" fo:margin-right="0cm" fo:text-indent="0cm">
        <style:tab-stops>
          <style:tab-stop style:position="12.99cm" style:type="left"/>
        </style:tab-stops>
      </style:paragraph-properties>
    </style:style>
    <style:style style:family="text" style:name="T262">
      <style:text-properties fo:font-family="JetBrainsMono Nerd Font" style:font-family-complex="JetBrainsMono Nerd Font" fo:font-size="10pt" fo:font-weight="normal"/>
    </style:style>
    <style:style style:family="text" style:name="T263">
      <style:text-properties fo:font-family="JetBrainsMono Nerd Font" style:font-family-complex="JetBrainsMono Nerd Font" fo:font-size="10pt" fo:font-weight="normal"/>
    </style:style>
    <style:style style:parent-style-name="692" style:family="paragraph" style:name="P51">
      <style:text-properties fo:font-family="JetBrainsMono Nerd Font" style:font-family-complex="JetBrainsMono Nerd Font" fo:font-size="12pt" fo:font-weight="bold"/>
      <style:paragraph-properties fo:text-align="left">
        <style:tab-stops>
          <style:tab-stop style:position="12.99cm" style:type="left"/>
        </style:tab-stops>
      </style:paragraph-properties>
    </style:style>
    <style:style style:family="text" style:name="T264">
      <style:text-properties fo:font-family="JetBrainsMono Nerd Font" style:font-family-complex="JetBrainsMono Nerd Font" fo:font-size="16pt" fo:font-weight="bold"/>
    </style:style>
    <style:style style:family="text" style:name="T265">
      <style:text-properties fo:font-family="JetBrainsMono Nerd Font" style:font-family-complex="JetBrainsMono Nerd Font" fo:font-size="16pt" fo:font-weight="bold"/>
    </style:style>
    <style:style style:parent-style-name="692" style:family="paragraph" style:name="P52">
      <style:text-properties fo:font-family="JetBrainsMono Nerd Font" style:font-family-complex="JetBrainsMono Nerd Font" fo:font-size="16pt" fo:font-weight="bold"/>
      <style:paragraph-properties fo:text-align="left">
        <style:tab-stops>
          <style:tab-stop style:position="12.99cm" style:type="left"/>
        </style:tab-stops>
      </style:paragraph-properties>
    </style:style>
    <style:style style:family="text" style:name="T266">
      <style:text-properties fo:font-family="JetBrainsMono Nerd Font" style:font-family-complex="JetBrainsMono Nerd Font" fo:font-size="16pt" fo:font-weight="bold"/>
    </style:style>
    <style:style style:family="text" style:name="T267">
      <style:text-properties fo:font-family="JetBrainsMono Nerd Font" style:font-family-complex="JetBrainsMono Nerd Font" fo:font-size="12pt" fo:font-weight="bold"/>
    </style:style>
    <style:style style:parent-style-name="692" style:family="paragraph" style:name="P53">
      <style:text-properties fo:font-family="JetBrainsMono Nerd Font" style:font-family-complex="JetBrainsMono Nerd Font" fo:font-weight="bold"/>
      <style:paragraph-properties fo:text-align="left">
        <style:tab-stops>
          <style:tab-stop style:position="12.99cm" style:type="left"/>
        </style:tab-stops>
      </style:paragraph-properties>
    </style:style>
    <style:style style:family="text" style:name="T268">
      <style:text-properties fo:font-family="JetBrainsMono Nerd Font" style:font-family-complex="JetBrainsMono Nerd Font" fo:font-size="12pt" fo:font-weight="bold"/>
    </style:style>
    <style:style style:family="text" style:name="T269">
      <style:text-properties fo:font-family="JetBrainsMono Nerd Font" style:font-family-complex="JetBrainsMono Nerd Font" fo:font-weight="bold"/>
    </style:style>
    <style:style style:parent-style-name="692" style:family="paragraph" style:name="P54">
      <style:text-properties fo:font-family="JetBrainsMono Nerd Font" style:font-family-complex="JetBrainsMono Nerd Font" fo:font-weight="bold"/>
      <style:paragraph-properties fo:text-align="left">
        <style:tab-stops>
          <style:tab-stop style:position="12.99cm" style:type="left"/>
        </style:tab-stops>
      </style:paragraph-properties>
    </style:style>
    <style:style style:family="text" style:name="T270">
      <style:text-properties fo:font-family="JetBrainsMono Nerd Font" style:font-family-complex="JetBrainsMono Nerd Font" fo:font-size="12pt" fo:font-weight="bold"/>
    </style:style>
    <style:style style:family="text" style:name="T271">
      <style:text-properties fo:font-family="JetBrainsMono Nerd Font" style:font-family-complex="JetBrainsMono Nerd Font" fo:font-weight="bold"/>
    </style:style>
    <style:style style:parent-style-name="692" style:family="paragraph" style:name="P55">
      <style:text-properties fo:font-family="JetBrainsMono Nerd Font" style:font-family-complex="JetBrainsMono Nerd Font" fo:font-weight="bold"/>
      <style:paragraph-properties fo:text-align="left">
        <style:tab-stops>
          <style:tab-stop style:position="12.99cm" style:type="left"/>
        </style:tab-stops>
      </style:paragraph-properties>
    </style:style>
    <style:style style:family="text" style:name="T272">
      <style:text-properties fo:font-family="JetBrainsMono Nerd Font" style:font-family-complex="JetBrainsMono Nerd Font" fo:font-size="12pt" fo:font-weight="bold"/>
    </style:style>
    <style:style style:family="text" style:name="T273">
      <style:text-properties fo:font-family="JetBrainsMono Nerd Font" style:font-family-complex="JetBrainsMono Nerd Font" fo:font-weight="bold"/>
    </style:style>
    <style:style style:parent-style-name="692" style:list-style-name="WWNum4" style:family="paragraph" style:name="P56">
      <style:text-properties fo:font-family="JetBrainsMono Nerd Font" style:font-family-complex="JetBrainsMono Nerd Font" fo:font-size="10pt" fo:font-weight="bold"/>
      <style:paragraph-properties fo:text-align="left">
        <style:tab-stops>
          <style:tab-stop style:position="12.99cm" style:type="left"/>
        </style:tab-stops>
      </style:paragraph-properties>
    </style:style>
    <style:style style:family="text" style:name="T274">
      <style:text-properties fo:font-family="JetBrainsMono Nerd Font" style:font-family-complex="JetBrainsMono Nerd Font" fo:font-size="10pt" fo:font-weight="bold"/>
    </style:style>
    <style:style style:family="text" style:name="T275">
      <style:text-properties fo:font-family="JetBrainsMono Nerd Font" style:font-family-complex="JetBrainsMono Nerd Font" fo:font-size="10pt" fo:font-weight="bold"/>
    </style:style>
    <style:style style:parent-style-name="692" style:list-style-name="WWNum4" style:family="paragraph" style:name="P57">
      <style:text-properties fo:font-family="JetBrainsMono Nerd Font" style:font-family-complex="JetBrainsMono Nerd Font" fo:font-size="10pt" fo:font-weight="bold"/>
      <style:paragraph-properties fo:text-align="left">
        <style:tab-stops>
          <style:tab-stop style:position="12.99cm" style:type="left"/>
        </style:tab-stops>
      </style:paragraph-properties>
    </style:style>
    <style:style style:family="text" style:name="T276">
      <style:text-properties fo:font-family="JetBrainsMono Nerd Font" style:font-family-complex="JetBrainsMono Nerd Font" fo:font-size="10pt" fo:font-weight="bold"/>
    </style:style>
    <style:style style:family="text" style:name="T277">
      <style:text-properties fo:font-family="JetBrainsMono Nerd Font" style:font-family-complex="JetBrainsMono Nerd Font" fo:font-size="10pt" fo:font-weight="bold"/>
    </style:style>
    <style:style style:parent-style-name="692" style:list-style-name="WWNum4" style:family="paragraph" style:name="P58">
      <style:text-properties fo:font-family="JetBrainsMono Nerd Font" style:font-family-complex="JetBrainsMono Nerd Font" fo:font-size="10pt" fo:font-weight="bold"/>
      <style:paragraph-properties fo:text-align="left">
        <style:tab-stops>
          <style:tab-stop style:position="12.99cm" style:type="left"/>
        </style:tab-stops>
      </style:paragraph-properties>
    </style:style>
    <style:style style:family="text" style:name="T278">
      <style:text-properties fo:font-family="JetBrainsMono Nerd Font" style:font-family-complex="JetBrainsMono Nerd Font" fo:font-size="10pt" fo:font-weight="bold"/>
    </style:style>
    <style:style style:family="text" style:name="T279">
      <style:text-properties fo:font-family="JetBrainsMono Nerd Font" style:font-family-complex="JetBrainsMono Nerd Font" fo:font-size="10pt" fo:font-weight="bold"/>
    </style:style>
    <style:style style:parent-style-name="692" style:list-style-name="WWNum4" style:family="paragraph" style:name="P59">
      <style:text-properties fo:font-family="JetBrainsMono Nerd Font" style:font-family-complex="JetBrainsMono Nerd Font" fo:font-size="10pt" fo:font-weight="bold"/>
      <style:paragraph-properties fo:text-align="left">
        <style:tab-stops>
          <style:tab-stop style:position="12.99cm" style:type="left"/>
        </style:tab-stops>
      </style:paragraph-properties>
    </style:style>
    <style:style style:family="text" style:name="T280">
      <style:text-properties fo:font-family="JetBrainsMono Nerd Font" style:font-family-complex="JetBrainsMono Nerd Font" fo:font-size="10pt" fo:font-weight="bold"/>
    </style:style>
    <style:style style:family="text" style:name="T281">
      <style:text-properties fo:font-family="JetBrainsMono Nerd Font" style:font-family-complex="JetBrainsMono Nerd Font" fo:font-size="10pt" fo:font-weight="bold"/>
    </style:style>
    <style:style style:parent-style-name="692" style:list-style-name="WWNum4" style:family="paragraph" style:name="P60">
      <style:text-properties fo:font-family="JetBrainsMono Nerd Font" style:font-family-complex="JetBrainsMono Nerd Font" fo:font-size="10pt" fo:font-weight="bold"/>
      <style:paragraph-properties fo:text-align="left">
        <style:tab-stops>
          <style:tab-stop style:position="12.99cm" style:type="left"/>
        </style:tab-stops>
      </style:paragraph-properties>
    </style:style>
    <style:style style:family="text" style:name="T282">
      <style:text-properties fo:font-family="JetBrainsMono Nerd Font" style:font-family-complex="JetBrainsMono Nerd Font" fo:font-size="10pt" fo:font-weight="bold"/>
    </style:style>
    <style:style style:family="text" style:name="T283">
      <style:text-properties fo:font-family="JetBrainsMono Nerd Font" style:font-family-complex="JetBrainsMono Nerd Font" fo:font-size="10pt" fo:font-weight="bold"/>
    </style:style>
    <style:style style:parent-style-name="692" style:list-style-name="WWNum4" style:family="paragraph" style:name="P61">
      <style:text-properties fo:font-family="JetBrainsMono Nerd Font" style:font-family-complex="JetBrainsMono Nerd Font" fo:font-size="10pt" fo:font-weight="bold"/>
      <style:paragraph-properties fo:text-align="left">
        <style:tab-stops>
          <style:tab-stop style:position="12.99cm" style:type="left"/>
        </style:tab-stops>
      </style:paragraph-properties>
    </style:style>
    <style:style style:family="text" style:name="T284">
      <style:text-properties fo:font-family="JetBrainsMono Nerd Font" style:font-family-complex="JetBrainsMono Nerd Font" fo:font-size="10pt" fo:font-weight="bold"/>
    </style:style>
    <style:style style:family="text" style:name="T285">
      <style:text-properties fo:font-family="JetBrainsMono Nerd Font" style:font-family-complex="JetBrainsMono Nerd Font" fo:font-size="10pt" fo:font-weight="bold"/>
    </style:style>
    <style:style style:parent-style-name="692" style:list-style-name="WWNum4" style:family="paragraph" style:name="P62">
      <style:text-properties fo:font-family="JetBrainsMono Nerd Font" style:font-family-complex="JetBrainsMono Nerd Font" fo:font-size="10pt" fo:font-weight="bold"/>
      <style:paragraph-properties fo:text-align="left">
        <style:tab-stops>
          <style:tab-stop style:position="12.99cm" style:type="left"/>
        </style:tab-stops>
      </style:paragraph-properties>
    </style:style>
    <style:style style:family="text" style:name="T286">
      <style:text-properties fo:font-family="JetBrainsMono Nerd Font" style:font-family-complex="JetBrainsMono Nerd Font" fo:font-size="10pt" fo:font-weight="bold"/>
    </style:style>
    <style:style style:family="text" style:name="T287">
      <style:text-properties fo:font-family="JetBrainsMono Nerd Font" style:font-family-complex="JetBrainsMono Nerd Font" fo:font-size="10pt" fo:font-weight="bold"/>
    </style:style>
    <style:style style:parent-style-name="692" style:family="paragraph" style:name="P63">
      <style:text-properties fo:font-family="JetBrainsMono Nerd Font" style:font-family-complex="JetBrainsMono Nerd Font" fo:font-weight="bold"/>
      <style:paragraph-properties fo:text-align="left">
        <style:tab-stops>
          <style:tab-stop style:position="12.99cm" style:type="left"/>
        </style:tab-stops>
      </style:paragraph-properties>
    </style:style>
    <style:style style:family="text" style:name="T288">
      <style:text-properties fo:font-family="JetBrainsMono Nerd Font" style:font-family-complex="JetBrainsMono Nerd Font" fo:font-size="12pt" fo:font-weight="bold"/>
    </style:style>
    <style:style style:family="text" style:name="T289">
      <style:text-properties fo:font-family="JetBrainsMono Nerd Font" style:font-family-complex="JetBrainsMono Nerd Font" fo:font-weight="bold"/>
    </style:style>
    <style:style style:parent-style-name="692" style:family="paragraph" style:name="P64">
      <style:text-properties fo:font-family="JetBrainsMono Nerd Font" style:font-family-complex="JetBrainsMono Nerd Font" fo:font-weight="bold"/>
      <style:paragraph-properties fo:text-align="left">
        <style:tab-stops>
          <style:tab-stop style:position="12.99cm" style:type="left"/>
        </style:tab-stops>
      </style:paragraph-properties>
    </style:style>
    <style:style style:family="text" style:name="T290">
      <style:text-properties fo:font-family="JetBrainsMono Nerd Font" style:font-family-complex="JetBrainsMono Nerd Font" fo:font-size="12pt" fo:font-weight="bold"/>
    </style:style>
    <style:style style:family="text" style:name="T291">
      <style:text-properties fo:font-family="JetBrainsMono Nerd Font" style:font-family-complex="JetBrainsMono Nerd Font" fo:font-weight="bold"/>
    </style:style>
    <style:style style:parent-style-name="692" style:family="paragraph" style:name="P65">
      <style:text-properties fo:font-family="JetBrainsMono Nerd Font" style:font-family-complex="JetBrainsMono Nerd Font" fo:font-weight="bold"/>
      <style:paragraph-properties fo:text-align="left">
        <style:tab-stops>
          <style:tab-stop style:position="12.99cm" style:type="left"/>
        </style:tab-stops>
      </style:paragraph-properties>
    </style:style>
    <style:style style:family="text" style:name="T292">
      <style:text-properties fo:font-family="JetBrainsMono Nerd Font" style:font-family-complex="JetBrainsMono Nerd Font" fo:font-size="12pt" fo:font-weight="bold"/>
    </style:style>
    <style:style style:family="text" style:name="T293">
      <style:text-properties fo:font-family="JetBrainsMono Nerd Font" style:font-family-complex="JetBrainsMono Nerd Font" fo:font-weight="bold"/>
    </style:style>
    <style:style style:parent-style-name="692" style:family="paragraph" style:name="P66">
      <style:text-properties fo:font-family="JetBrainsMono Nerd Font" style:font-family-complex="JetBrainsMono Nerd Font" fo:font-weight="bold"/>
      <style:paragraph-properties fo:text-align="left">
        <style:tab-stops>
          <style:tab-stop style:position="12.99cm" style:type="left"/>
        </style:tab-stops>
      </style:paragraph-properties>
    </style:style>
    <style:style style:family="text" style:name="T294">
      <style:text-properties fo:font-family="JetBrainsMono Nerd Font" style:font-family-complex="JetBrainsMono Nerd Font" fo:font-size="12pt" fo:font-weight="bold"/>
    </style:style>
    <style:style style:family="text" style:name="T295">
      <style:text-properties fo:font-family="JetBrainsMono Nerd Font" style:font-family-complex="JetBrainsMono Nerd Font" fo:font-weight="bold"/>
    </style:style>
    <style:style style:parent-style-name="692" style:list-style-name="WWNum5" style:family="paragraph" style:name="P67">
      <style:text-properties fo:font-family="JetBrainsMono Nerd Font" style:font-family-complex="JetBrainsMono Nerd Font" fo:font-size="10pt" fo:font-weight="bold"/>
      <style:paragraph-properties fo:text-align="left">
        <style:tab-stops>
          <style:tab-stop style:position="12.99cm" style:type="left"/>
        </style:tab-stops>
      </style:paragraph-properties>
    </style:style>
    <style:style style:family="text" style:name="T296">
      <style:text-properties fo:font-family="JetBrainsMono Nerd Font" style:font-family-complex="JetBrainsMono Nerd Font" fo:font-size="10pt" fo:font-weight="bold"/>
    </style:style>
    <style:style style:family="text" style:name="T297">
      <style:text-properties fo:font-family="JetBrainsMono Nerd Font" style:font-family-complex="JetBrainsMono Nerd Font" fo:font-size="10pt" fo:font-weight="bold"/>
    </style:style>
    <style:style style:parent-style-name="692" style:list-style-name="WWNum5" style:family="paragraph" style:name="P68">
      <style:text-properties fo:font-family="JetBrainsMono Nerd Font" style:font-family-complex="JetBrainsMono Nerd Font" fo:font-size="10pt" fo:font-weight="bold"/>
      <style:paragraph-properties fo:text-align="left">
        <style:tab-stops>
          <style:tab-stop style:position="12.99cm" style:type="left"/>
        </style:tab-stops>
      </style:paragraph-properties>
    </style:style>
    <style:style style:family="text" style:name="T298">
      <style:text-properties fo:font-family="JetBrainsMono Nerd Font" style:font-family-complex="JetBrainsMono Nerd Font" fo:font-size="10pt" fo:font-weight="bold"/>
    </style:style>
    <style:style style:family="text" style:name="T299">
      <style:text-properties fo:font-family="JetBrainsMono Nerd Font" style:font-family-complex="JetBrainsMono Nerd Font" fo:font-size="10pt" fo:font-weight="bold"/>
    </style:style>
    <style:style style:parent-style-name="692" style:list-style-name="WWNum5" style:family="paragraph" style:name="P69">
      <style:text-properties fo:font-family="JetBrainsMono Nerd Font" style:font-family-complex="JetBrainsMono Nerd Font" fo:font-size="10pt" fo:font-weight="bold"/>
      <style:paragraph-properties fo:text-align="left">
        <style:tab-stops>
          <style:tab-stop style:position="12.99cm" style:type="left"/>
        </style:tab-stops>
      </style:paragraph-properties>
    </style:style>
    <style:style style:family="text" style:name="T300">
      <style:text-properties fo:font-family="JetBrainsMono Nerd Font" style:font-family-complex="JetBrainsMono Nerd Font" fo:font-size="10pt" fo:font-weight="bold"/>
    </style:style>
    <style:style style:family="text" style:name="T301">
      <style:text-properties fo:font-family="JetBrainsMono Nerd Font" style:font-family-complex="JetBrainsMono Nerd Font" fo:font-size="10pt" fo:font-weight="bold"/>
    </style:style>
    <style:style style:parent-style-name="692" style:list-style-name="WWNum5" style:family="paragraph" style:name="P70">
      <style:text-properties fo:font-family="JetBrainsMono Nerd Font" style:font-family-complex="JetBrainsMono Nerd Font" fo:font-size="10pt" fo:font-weight="bold"/>
      <style:paragraph-properties fo:text-align="left">
        <style:tab-stops>
          <style:tab-stop style:position="12.99cm" style:type="left"/>
        </style:tab-stops>
      </style:paragraph-properties>
    </style:style>
    <style:style style:family="text" style:name="T302">
      <style:text-properties fo:font-family="JetBrainsMono Nerd Font" style:font-family-complex="JetBrainsMono Nerd Font" fo:font-size="10pt" fo:font-weight="bold"/>
    </style:style>
    <style:style style:family="text" style:name="T303">
      <style:text-properties fo:font-family="JetBrainsMono Nerd Font" style:font-family-complex="JetBrainsMono Nerd Font" fo:font-size="10pt" fo:font-weight="bold"/>
    </style:style>
    <style:style style:parent-style-name="692" style:list-style-name="WWNum5" style:family="paragraph" style:name="P71">
      <style:text-properties fo:font-family="JetBrainsMono Nerd Font" style:font-family-complex="JetBrainsMono Nerd Font" fo:font-size="10pt" fo:font-weight="bold"/>
      <style:paragraph-properties fo:text-align="left">
        <style:tab-stops>
          <style:tab-stop style:position="12.99cm" style:type="left"/>
        </style:tab-stops>
      </style:paragraph-properties>
    </style:style>
    <style:style style:family="text" style:name="T304">
      <style:text-properties fo:font-family="JetBrainsMono Nerd Font" style:font-family-complex="JetBrainsMono Nerd Font" fo:font-size="10pt" fo:font-weight="bold"/>
    </style:style>
    <style:style style:family="text" style:name="T305">
      <style:text-properties fo:font-family="JetBrainsMono Nerd Font" style:font-family-complex="JetBrainsMono Nerd Font" fo:font-size="10pt" fo:font-weight="bold"/>
    </style:style>
    <style:style style:parent-style-name="692" style:list-style-name="WWNum5" style:family="paragraph" style:name="P72">
      <style:text-properties fo:font-family="JetBrainsMono Nerd Font" style:font-family-complex="JetBrainsMono Nerd Font" fo:font-size="10pt" fo:font-weight="bold"/>
      <style:paragraph-properties fo:text-align="left">
        <style:tab-stops>
          <style:tab-stop style:position="12.99cm" style:type="left"/>
        </style:tab-stops>
      </style:paragraph-properties>
    </style:style>
    <style:style style:family="text" style:name="T306">
      <style:text-properties fo:font-family="JetBrainsMono Nerd Font" style:font-family-complex="JetBrainsMono Nerd Font" fo:font-size="10pt" fo:font-weight="bold"/>
    </style:style>
    <style:style style:family="text" style:name="T307">
      <style:text-properties fo:font-family="JetBrainsMono Nerd Font" style:font-family-complex="JetBrainsMono Nerd Font" fo:font-size="10pt" fo:font-weight="bold"/>
    </style:style>
    <style:style style:parent-style-name="692" style:list-style-name="WWNum5" style:family="paragraph" style:name="P73">
      <style:text-properties fo:font-family="JetBrainsMono Nerd Font" style:font-family-complex="JetBrainsMono Nerd Font" fo:font-size="10pt" fo:font-weight="bold"/>
      <style:paragraph-properties fo:text-align="left">
        <style:tab-stops>
          <style:tab-stop style:position="12.99cm" style:type="left"/>
        </style:tab-stops>
      </style:paragraph-properties>
    </style:style>
    <style:style style:family="text" style:name="T308">
      <style:text-properties fo:font-family="JetBrainsMono Nerd Font" style:font-family-complex="JetBrainsMono Nerd Font" fo:font-size="10pt" fo:font-weight="bold"/>
    </style:style>
    <style:style style:family="text" style:name="T309">
      <style:text-properties fo:font-family="JetBrainsMono Nerd Font" style:font-family-complex="JetBrainsMono Nerd Font" fo:font-size="10pt" fo:font-weight="bold"/>
    </style:style>
    <style:style style:parent-style-name="692" style:family="paragraph" style:name="P74">
      <style:text-properties fo:font-family="JetBrainsMono Nerd Font" style:font-family-complex="JetBrainsMono Nerd Font" fo:font-size="12pt" fo:font-weight="bold"/>
      <style:paragraph-properties fo:text-align="left">
        <style:tab-stops>
          <style:tab-stop style:position="12.99cm" style:type="left"/>
        </style:tab-stops>
      </style:paragraph-properties>
    </style:style>
    <style:style style:family="text" style:name="T310">
      <style:text-properties fo:font-family="JetBrainsMono Nerd Font" style:font-family-complex="JetBrainsMono Nerd Font" fo:font-size="12pt" fo:font-weight="bold"/>
    </style:style>
    <style:style style:family="text" style:name="T311">
      <style:text-properties fo:font-family="JetBrainsMono Nerd Font" style:font-family-complex="JetBrainsMono Nerd Font" fo:font-size="12pt" fo:font-weight="bold"/>
    </style:style>
    <style:style style:parent-style-name="692" style:family="paragraph" style:name="P75">
      <style:text-properties fo:font-family="JetBrainsMono Nerd Font" style:font-family-complex="JetBrainsMono Nerd Font" fo:font-size="12pt" fo:font-weight="bold"/>
      <style:paragraph-properties fo:text-align="left">
        <style:tab-stops>
          <style:tab-stop style:position="12.99cm" style:type="left"/>
        </style:tab-stops>
      </style:paragraph-properties>
    </style:style>
    <style:style style:family="text" style:name="T312">
      <style:text-properties fo:font-family="JetBrainsMono Nerd Font" style:font-family-complex="JetBrainsMono Nerd Font" fo:font-size="12pt" fo:font-weight="bold"/>
    </style:style>
    <style:style style:family="text" style:name="T313">
      <style:text-properties fo:font-family="JetBrainsMono Nerd Font" style:font-family-complex="JetBrainsMono Nerd Font" fo:font-size="12pt" fo:font-weight="bold"/>
    </style:style>
    <style:style style:parent-style-name="692" style:family="paragraph" style:name="P76">
      <style:text-properties fo:font-family="JetBrainsMono Nerd Font" style:font-family-complex="JetBrainsMono Nerd Font" fo:font-size="12pt" fo:font-weight="bold"/>
      <style:paragraph-properties fo:text-align="left">
        <style:tab-stops>
          <style:tab-stop style:position="12.99cm" style:type="left"/>
        </style:tab-stops>
      </style:paragraph-properties>
    </style:style>
    <style:style style:family="text" style:name="T314">
      <style:text-properties fo:font-family="JetBrainsMono Nerd Font" style:font-family-complex="JetBrainsMono Nerd Font" fo:font-size="12pt" fo:font-weight="bold"/>
    </style:style>
    <style:style style:family="text" style:name="T315">
      <style:text-properties fo:font-family="JetBrainsMono Nerd Font" style:font-family-complex="JetBrainsMono Nerd Font" fo:font-size="12pt" fo:font-weight="bold"/>
    </style:style>
    <style:style style:family="text" style:name="T316">
      <style:text-properties fo:font-family="JetBrainsMono Nerd Font" style:font-family-complex="JetBrainsMono Nerd Font" fo:font-size="12pt" fo:font-weight="bold"/>
    </style:style>
    <style:style style:family="text" style:name="T317">
      <style:text-properties fo:font-family="JetBrainsMono Nerd Font" style:font-family-complex="JetBrainsMono Nerd Font" fo:font-size="12pt" fo:font-weight="bold"/>
    </style:style>
    <style:style style:family="text" style:name="T318">
      <style:text-properties fo:font-family="JetBrainsMono Nerd Font" style:font-family-complex="JetBrainsMono Nerd Font" fo:font-size="12pt" fo:font-weight="bold"/>
    </style:style>
    <style:style style:family="text" style:name="T319">
      <style:text-properties fo:font-family="JetBrainsMono Nerd Font" style:font-family-complex="JetBrainsMono Nerd Font" fo:font-size="12pt" fo:font-weight="bold"/>
    </style:style>
    <style:style style:parent-style-name="692" style:family="paragraph" style:name="P77">
      <style:text-properties fo:font-family="JetBrainsMono Nerd Font" style:font-family-complex="JetBrainsMono Nerd Font" fo:font-size="12pt" fo:font-weight="bold"/>
      <style:paragraph-properties fo:text-align="left">
        <style:tab-stops>
          <style:tab-stop style:position="12.99cm" style:type="left"/>
        </style:tab-stops>
      </style:paragraph-properties>
    </style:style>
    <style:style style:family="text" style:name="T320">
      <style:text-properties fo:font-family="JetBrainsMono Nerd Font" style:font-family-complex="JetBrainsMono Nerd Font" fo:font-size="12pt" fo:font-weight="bold"/>
    </style:style>
    <style:style style:family="text" style:name="T321">
      <style:text-properties fo:font-family="JetBrainsMono Nerd Font" style:font-family-complex="JetBrainsMono Nerd Font" fo:font-size="12pt" fo:font-weight="bold"/>
    </style:style>
    <style:style style:parent-style-name="692" style:list-style-name="WWNum15" style:family="paragraph" style:name="P78">
      <style:text-properties fo:font-family="JetBrainsMono Nerd Font" style:font-family-complex="JetBrainsMono Nerd Font" fo:font-weight="bold"/>
      <style:paragraph-properties fo:text-align="left" fo:margin-right="0cm">
        <style:tab-stops>
          <style:tab-stop style:position="13.49cm" style:type="left"/>
        </style:tab-stops>
      </style:paragraph-properties>
    </style:style>
    <style:style style:family="text" style:name="T322">
      <style:text-properties fo:font-family="JetBrainsMono Nerd Font" style:font-family-complex="JetBrainsMono Nerd Font" fo:font-size="10pt" fo:font-weight="bold"/>
    </style:style>
    <style:style style:parent-style-name="673" style:family="text" style:name="T323">
      <style:text-properties fo:font-family="JetBrainsMono Nerd Font" style:font-family-complex="JetBrainsMono Nerd Font" fo:font-weight="bold"/>
    </style:style>
    <style:style style:parent-style-name="701" style:family="text" style:name="T324">
      <style:text-properties fo:font-family="JetBrainsMono Nerd Font" style:font-family-complex="JetBrainsMono Nerd Font" fo:font-weight="bold"/>
    </style:style>
    <style:style style:parent-style-name="701" style:family="text" style:name="T325">
      <style:text-properties fo:font-family="JetBrainsMono Nerd Font" style:font-family-complex="JetBrainsMono Nerd Font" fo:font-size="10pt" fo:font-weight="bold"/>
    </style:style>
    <style:style style:family="text" style:name="T326">
      <style:text-properties fo:font-family="JetBrainsMono Nerd Font" style:font-family-complex="JetBrainsMono Nerd Font" fo:font-size="10pt" fo:font-weight="bold"/>
    </style:style>
    <style:style style:family="text" style:name="T327">
      <style:text-properties fo:font-family="JetBrainsMono Nerd Font" style:font-family-complex="JetBrainsMono Nerd Font" fo:font-weight="bold"/>
    </style:style>
    <style:style style:parent-style-name="692" style:list-style-name="WWNum15" style:family="paragraph" style:name="P79">
      <style:text-properties fo:font-family="JetBrainsMono Nerd Font" style:font-family-complex="JetBrainsMono Nerd Font" fo:font-size="10pt" fo:font-weight="bold"/>
      <style:paragraph-properties fo:text-align="left" fo:margin-right="0cm">
        <style:tab-stops>
          <style:tab-stop style:position="13.49cm" style:type="left"/>
        </style:tab-stops>
      </style:paragraph-properties>
    </style:style>
    <style:style style:family="text" style:name="T328">
      <style:text-properties fo:font-family="JetBrainsMono Nerd Font" style:font-family-complex="JetBrainsMono Nerd Font" fo:font-size="10pt" fo:font-weight="bold"/>
    </style:style>
    <style:style style:family="text" style:name="T329">
      <style:text-properties fo:font-family="JetBrainsMono Nerd Font" style:font-family-complex="JetBrainsMono Nerd Font" fo:font-size="10pt" fo:font-weight="bold"/>
    </style:style>
    <style:style style:parent-style-name="692" style:list-style-name="WWNum15" style:family="paragraph" style:name="P80">
      <style:text-properties fo:font-family="JetBrainsMono Nerd Font" style:font-family-complex="JetBrainsMono Nerd Font" fo:font-size="10pt" fo:font-weight="bold"/>
      <style:paragraph-properties fo:text-align="left" fo:margin-right="0cm"/>
    </style:style>
    <style:style style:family="text" style:name="T330">
      <style:text-properties fo:font-family="JetBrainsMono Nerd Font" style:font-family-complex="JetBrainsMono Nerd Font" fo:font-size="10pt" fo:font-weight="bold"/>
    </style:style>
    <style:style style:family="text" style:name="T331">
      <style:text-properties fo:font-family="JetBrainsMono Nerd Font" style:font-family-complex="JetBrainsMono Nerd Font" fo:font-size="10pt" fo:font-weight="bold"/>
    </style:style>
    <style:style style:family="text" style:name="T332">
      <style:text-properties fo:font-family="JetBrainsMono Nerd Font" style:font-family-complex="JetBrainsMono Nerd Font" fo:font-size="10pt" fo:font-weight="bold"/>
    </style:style>
    <style:style style:parent-style-name="692" style:list-style-name="WWNum15" style:family="paragraph" style:name="P81">
      <style:text-properties fo:font-family="JetBrainsMono Nerd Font" style:font-family-complex="JetBrainsMono Nerd Font" fo:font-size="10pt" fo:font-weight="bold"/>
      <style:paragraph-properties fo:text-align="left" fo:margin-right="0cm">
        <style:tab-stops>
          <style:tab-stop style:position="13.49cm" style:type="left"/>
        </style:tab-stops>
      </style:paragraph-properties>
    </style:style>
    <style:style style:family="text" style:name="T333">
      <style:text-properties fo:font-family="JetBrainsMono Nerd Font" style:font-family-complex="JetBrainsMono Nerd Font" fo:font-size="10pt" fo:font-weight="bold"/>
    </style:style>
    <style:style style:family="text" style:name="T334">
      <style:text-properties fo:font-family="JetBrainsMono Nerd Font" style:font-family-complex="JetBrainsMono Nerd Font" fo:font-size="10pt" fo:font-weight="bold"/>
    </style:style>
    <style:style style:parent-style-name="692" style:family="paragraph" style:name="P82">
      <style:text-properties fo:font-family="JetBrainsMono Nerd Font" style:font-family-complex="JetBrainsMono Nerd Font" fo:font-weight="bold"/>
      <style:paragraph-properties fo:text-align="left" fo:margin-left="0.4992cm" fo:margin-right="0cm" fo:text-indent="0cm">
        <style:tab-stops>
          <style:tab-stop style:position="13.99cm" style:type="left"/>
        </style:tab-stops>
      </style:paragraph-properties>
    </style:style>
    <style:style style:family="text" style:name="T335">
      <style:text-properties fo:font-family="JetBrainsMono Nerd Font" style:font-family-complex="JetBrainsMono Nerd Font" fo:font-weight="bold"/>
    </style:style>
    <style:style style:family="text" style:name="T336">
      <style:text-properties fo:font-family="JetBrainsMono Nerd Font" style:font-family-complex="JetBrainsMono Nerd Font" fo:font-weight="bold"/>
    </style:style>
    <style:style style:family="paragraph" style:name="P83">
      <style:text-properties fo:font-family="JetBrainsMono Nerd Font" style:font-family-complex="JetBrainsMono Nerd Font" fo:font-weight="bold"/>
      <style:paragraph-properties fo:break-before="page"/>
    </style:style>
    <style:style style:family="text" style:name="T337">
      <style:text-properties fo:font-family="JetBrainsMono Nerd Font" style:font-family-complex="JetBrainsMono Nerd Font" fo:font-weight="bold"/>
    </style:style>
    <style:style style:family="text" style:name="T338">
      <style:text-properties fo:font-family="JetBrainsMono Nerd Font" style:font-family-complex="JetBrainsMono Nerd Font" fo:font-weight="bold"/>
    </style:style>
    <style:style style:family="text" style:name="T339">
      <style:text-properties fo:font-family="JetBrainsMono Nerd Font" style:font-family-complex="JetBrainsMono Nerd Font" fo:font-weight="bold"/>
    </style:style>
    <style:style style:family="text" style:name="T340">
      <style:text-properties fo:font-family="JetBrainsMono Nerd Font" style:font-family-complex="JetBrainsMono Nerd Font" fo:font-weight="bold"/>
    </style:style>
    <style:style style:family="text" style:name="T341">
      <style:text-properties fo:font-family="JetBrainsMono Nerd Font" style:font-family-complex="JetBrainsMono Nerd Font" fo:font-weight="bold"/>
    </style:style>
    <style:style style:parent-style-name="692" style:family="paragraph" style:name="P84">
      <style:text-properties fo:font-family="JetBrainsMono Nerd Font" style:font-family-complex="JetBrainsMono Nerd Font" fo:font-size="12pt" fo:font-weight="bold"/>
      <style:paragraph-properties fo:text-align="left">
        <style:tab-stops>
          <style:tab-stop style:position="12.99cm" style:type="left"/>
        </style:tab-stops>
      </style:paragraph-properties>
    </style:style>
    <style:style style:family="text" style:name="T342">
      <style:text-properties fo:font-family="JetBrainsMono Nerd Font" style:font-family-complex="JetBrainsMono Nerd Font" fo:font-size="12pt" fo:font-weight="bold"/>
    </style:style>
    <style:style style:family="text" style:name="T343">
      <style:text-properties fo:font-family="JetBrainsMono Nerd Font" style:font-family-complex="JetBrainsMono Nerd Font" fo:font-size="12pt" fo:font-weight="bold"/>
    </style:style>
    <style:style style:family="text" style:name="T344">
      <style:text-properties fo:font-family="JetBrainsMono Nerd Font" style:font-family-complex="JetBrainsMono Nerd Font" fo:font-size="12pt" fo:font-weight="bold"/>
    </style:style>
    <style:style style:parent-style-name="692" style:family="paragraph" style:name="P85">
      <style:text-properties fo:font-family="JetBrainsMono Nerd Font" style:font-family-complex="JetBrainsMono Nerd Font" fo:font-size="12pt" fo:font-weight="bold"/>
      <style:paragraph-properties fo:text-align="left">
        <style:tab-stops>
          <style:tab-stop style:position="12.99cm" style:type="left"/>
        </style:tab-stops>
      </style:paragraph-properties>
    </style:style>
    <style:style style:family="text" style:name="T345">
      <style:text-properties fo:font-family="JetBrainsMono Nerd Font" style:font-family-complex="JetBrainsMono Nerd Font" fo:font-size="12pt" fo:font-weight="bold"/>
    </style:style>
    <style:style style:family="text" style:name="T346">
      <style:text-properties fo:font-family="JetBrainsMono Nerd Font" style:font-family-complex="JetBrainsMono Nerd Font" fo:font-size="12pt" fo:font-weight="bold"/>
    </style:style>
    <style:style style:family="text" style:name="T347">
      <style:text-properties fo:font-family="JetBrainsMono Nerd Font" style:font-family-complex="JetBrainsMono Nerd Font" fo:font-size="12pt" fo:font-weight="bold"/>
    </style:style>
    <style:style style:family="text" style:name="T348">
      <style:text-properties fo:font-family="JetBrainsMono Nerd Font" style:font-family-complex="JetBrainsMono Nerd Font" fo:font-size="12pt" fo:font-weight="bold"/>
    </style:style>
    <style:style style:family="text" style:name="T349">
      <style:text-properties fo:font-family="JetBrainsMono Nerd Font" style:font-family-complex="JetBrainsMono Nerd Font" fo:font-size="12pt" fo:font-weight="bold"/>
    </style:style>
    <style:style style:parent-style-name="692" style:family="paragraph" style:name="P86">
      <style:text-properties fo:font-family="JetBrainsMono Nerd Font" style:font-family-complex="JetBrainsMono Nerd Font" fo:font-size="12pt" fo:font-weight="bold"/>
      <style:paragraph-properties fo:text-align="left">
        <style:tab-stops>
          <style:tab-stop style:position="12.99cm" style:type="left"/>
        </style:tab-stops>
      </style:paragraph-properties>
    </style:style>
    <style:style style:family="text" style:name="T350">
      <style:text-properties fo:font-family="JetBrainsMono Nerd Font" style:font-family-complex="JetBrainsMono Nerd Font" fo:font-size="12pt" fo:font-weight="bold"/>
    </style:style>
    <style:style style:family="text" style:name="T351">
      <style:text-properties fo:font-family="JetBrainsMono Nerd Font" style:font-family-complex="JetBrainsMono Nerd Font" fo:font-size="12pt" fo:font-weight="bold"/>
    </style:style>
    <style:style style:parent-style-name="692" style:list-style-name="WWNum14" style:family="paragraph" style:name="P87">
      <style:text-properties fo:font-family="JetBrainsMono Nerd Font" style:font-family-complex="JetBrainsMono Nerd Font" fo:font-size="10pt" fo:font-weight="bold"/>
      <style:paragraph-properties fo:text-align="left" fo:margin-right="0cm">
        <style:tab-stops>
          <style:tab-stop style:position="13.49cm" style:type="left"/>
        </style:tab-stops>
      </style:paragraph-properties>
    </style:style>
    <style:style style:family="text" style:name="T352">
      <style:text-properties fo:font-family="JetBrainsMono Nerd Font" style:font-family-complex="JetBrainsMono Nerd Font" fo:font-size="10pt" fo:font-weight="bold"/>
    </style:style>
    <style:style style:family="text" style:name="T353">
      <style:text-properties fo:font-family="JetBrainsMono Nerd Font" style:font-family-complex="JetBrainsMono Nerd Font" fo:font-size="10pt" fo:font-weight="bold"/>
    </style:style>
    <style:style style:family="text" style:name="T354">
      <style:text-properties fo:font-family="JetBrainsMono Nerd Font" style:font-family-complex="JetBrainsMono Nerd Font" fo:font-size="10pt" fo:font-weight="bold"/>
    </style:style>
    <style:style style:family="text" style:name="T355">
      <style:text-properties fo:font-family="JetBrainsMono Nerd Font" style:font-family-complex="JetBrainsMono Nerd Font" fo:font-size="10pt" fo:font-weight="bold"/>
    </style:style>
    <style:style style:family="text" style:name="T356">
      <style:text-properties fo:font-family="JetBrainsMono Nerd Font" style:font-family-complex="JetBrainsMono Nerd Font" fo:font-size="10pt" fo:font-weight="bold"/>
    </style:style>
    <style:style style:family="text" style:name="T357">
      <style:text-properties fo:font-family="JetBrainsMono Nerd Font" style:font-family-complex="JetBrainsMono Nerd Font" fo:font-size="10pt" fo:font-weight="bold"/>
    </style:style>
    <style:style style:parent-style-name="692" style:list-style-name="WWNum14" style:family="paragraph" style:name="P88">
      <style:text-properties fo:font-family="JetBrainsMono Nerd Font" style:font-family-complex="JetBrainsMono Nerd Font" fo:font-weight="bold"/>
      <style:paragraph-properties fo:text-align="left" fo:margin-right="0cm">
        <style:tab-stops>
          <style:tab-stop style:position="13.49cm" style:type="left"/>
        </style:tab-stops>
      </style:paragraph-properties>
    </style:style>
    <style:style style:family="text" style:name="T358">
      <style:text-properties fo:font-family="JetBrainsMono Nerd Font" style:font-family-complex="JetBrainsMono Nerd Font" fo:font-size="10pt" fo:font-weight="bold"/>
    </style:style>
    <style:style style:family="text" style:name="T359">
      <style:text-properties fo:font-family="JetBrainsMono Nerd Font" style:font-family-complex="JetBrainsMono Nerd Font" fo:font-size="10pt" fo:font-weight="bold"/>
    </style:style>
    <style:style style:family="text" style:name="T360">
      <style:text-properties fo:font-family="JetBrainsMono Nerd Font" style:font-family-complex="JetBrainsMono Nerd Font" fo:font-size="10pt" fo:font-weight="bold"/>
    </style:style>
    <style:style style:family="text" style:name="T361">
      <style:text-properties fo:font-family="JetBrainsMono Nerd Font" style:font-family-complex="JetBrainsMono Nerd Font" fo:font-size="10pt" fo:font-weight="bold"/>
    </style:style>
    <style:style style:family="text" style:name="T362">
      <style:text-properties fo:font-family="JetBrainsMono Nerd Font" style:font-family-complex="JetBrainsMono Nerd Font" fo:font-size="10pt" fo:font-weight="bold"/>
    </style:style>
    <style:style style:family="text" style:name="T363">
      <style:text-properties fo:font-family="JetBrainsMono Nerd Font" style:font-family-complex="JetBrainsMono Nerd Font" fo:font-size="10pt" fo:font-weight="bold"/>
    </style:style>
    <style:style style:family="text" style:name="T364">
      <style:text-properties fo:font-family="JetBrainsMono Nerd Font" style:font-family-complex="JetBrainsMono Nerd Font" fo:font-size="10pt" fo:font-weight="bold"/>
    </style:style>
    <style:style style:family="text" style:name="T365">
      <style:text-properties fo:font-family="JetBrainsMono Nerd Font" style:font-family-complex="JetBrainsMono Nerd Font" fo:font-size="10pt" fo:font-weight="bold"/>
    </style:style>
    <style:style style:family="text" style:name="T366">
      <style:text-properties fo:font-family="JetBrainsMono Nerd Font" style:font-family-complex="JetBrainsMono Nerd Font" fo:font-size="10pt" fo:font-weight="bold"/>
    </style:style>
    <style:style style:family="text" style:name="T367">
      <style:text-properties fo:font-family="JetBrainsMono Nerd Font" style:font-family-complex="JetBrainsMono Nerd Font" fo:font-size="10pt" fo:font-weight="bold"/>
    </style:style>
    <style:style style:family="text" style:name="T368">
      <style:text-properties fo:font-family="JetBrainsMono Nerd Font" style:font-family-complex="JetBrainsMono Nerd Font" fo:font-size="10pt" fo:font-weight="bold"/>
    </style:style>
    <style:style style:family="text" style:name="T369">
      <style:text-properties fo:font-family="JetBrainsMono Nerd Font" style:font-family-complex="JetBrainsMono Nerd Font" fo:font-size="10pt" fo:font-weight="bold"/>
    </style:style>
    <style:style style:family="text" style:name="T370">
      <style:text-properties fo:font-family="JetBrainsMono Nerd Font" style:font-family-complex="JetBrainsMono Nerd Font" fo:font-size="10pt" fo:font-weight="bold"/>
    </style:style>
    <style:style style:family="text" style:name="T371">
      <style:text-properties fo:font-family="JetBrainsMono Nerd Font" style:font-family-complex="JetBrainsMono Nerd Font" fo:font-size="10pt" fo:font-weight="bold"/>
    </style:style>
    <style:style style:family="text" style:name="T372">
      <style:text-properties fo:font-family="JetBrainsMono Nerd Font" style:font-family-complex="JetBrainsMono Nerd Font" fo:font-size="10pt" fo:font-weight="bold"/>
    </style:style>
    <style:style style:family="text" style:name="T373">
      <style:text-properties fo:font-family="JetBrainsMono Nerd Font" style:font-family-complex="JetBrainsMono Nerd Font" fo:font-weight="bold"/>
    </style:style>
    <style:style style:parent-style-name="692" style:list-style-name="WWNum14" style:family="paragraph" style:name="P89">
      <style:text-properties fo:font-family="JetBrainsMono Nerd Font" style:font-family-complex="JetBrainsMono Nerd Font" fo:font-weight="bold"/>
      <style:paragraph-properties fo:text-align="left" fo:margin-right="0cm">
        <style:tab-stops>
          <style:tab-stop style:position="13.49cm" style:type="left"/>
        </style:tab-stops>
      </style:paragraph-properties>
    </style:style>
    <style:style style:family="text" style:name="T374">
      <style:text-properties fo:font-family="JetBrainsMono Nerd Font" style:font-family-complex="JetBrainsMono Nerd Font" fo:font-size="10pt" fo:font-weight="bold"/>
    </style:style>
    <style:style style:family="text" style:name="T375">
      <style:text-properties fo:font-family="JetBrainsMono Nerd Font" style:font-family-complex="JetBrainsMono Nerd Font" fo:font-size="10pt" fo:font-weight="bold"/>
    </style:style>
    <style:style style:family="text" style:name="T376">
      <style:text-properties fo:font-family="JetBrainsMono Nerd Font" style:font-family-complex="JetBrainsMono Nerd Font" fo:font-size="10pt" fo:font-weight="bold"/>
    </style:style>
    <style:style style:family="text" style:name="T377">
      <style:text-properties fo:font-family="JetBrainsMono Nerd Font" style:font-family-complex="JetBrainsMono Nerd Font" fo:font-size="10pt" fo:font-weight="bold"/>
    </style:style>
    <style:style style:family="text" style:name="T378">
      <style:text-properties fo:font-family="JetBrainsMono Nerd Font" style:font-family-complex="JetBrainsMono Nerd Font" fo:font-size="10pt" fo:font-weight="bold"/>
    </style:style>
    <style:style style:family="text" style:name="T379">
      <style:text-properties fo:font-family="JetBrainsMono Nerd Font" style:font-family-complex="JetBrainsMono Nerd Font" fo:font-weight="bold"/>
    </style:style>
    <style:style style:parent-style-name="692" style:family="paragraph" style:name="P90">
      <style:text-properties fo:font-family="JetBrainsMono Nerd Font" style:font-family-complex="JetBrainsMono Nerd Font"/>
      <style:paragraph-properties fo:text-align="left" fo:margin-left="0cm" fo:margin-right="0cm" fo:text-indent="0cm">
        <style:tab-stops>
          <style:tab-stop style:position="12.99cm" style:type="left"/>
        </style:tab-stops>
      </style:paragraph-properties>
    </style:style>
    <style:style style:family="text" style:name="T380">
      <style:text-properties fo:font-family="JetBrainsMono Nerd Font" style:font-family-complex="JetBrainsMono Nerd Font"/>
    </style:style>
    <style:style style:family="text" style:name="T381">
      <style:text-properties fo:font-family="JetBrainsMono Nerd Font" style:font-family-complex="JetBrainsMono Nerd Font"/>
    </style:style>
    <style:style style:parent-style-name="692" style:family="paragraph" style:name="P91">
      <style:text-properties fo:font-family="JetBrainsMono Nerd Font" style:font-family-complex="JetBrainsMono Nerd Font" fo:font-size="16pt" fo:font-weight="bold"/>
      <style:paragraph-properties fo:text-align="left" fo:margin-left="0cm" fo:margin-right="0cm" fo:text-indent="0cm">
        <style:tab-stops>
          <style:tab-stop style:position="12.99cm" style:type="left"/>
        </style:tab-stops>
      </style:paragraph-properties>
    </style:style>
    <style:style style:family="text" style:name="T382">
      <style:text-properties fo:font-family="JetBrainsMono Nerd Font" style:font-family-complex="JetBrainsMono Nerd Font" fo:font-size="16pt" fo:font-weight="bold"/>
    </style:style>
    <style:style style:family="text" style:name="T383">
      <style:text-properties fo:font-family="JetBrainsMono Nerd Font" style:font-family-complex="JetBrainsMono Nerd Font" fo:font-size="16pt" fo:font-weight="bold"/>
    </style:style>
    <style:style style:parent-style-name="692" style:family="paragraph" style:name="P92">
      <style:text-properties fo:font-family="JetBrainsMono Nerd Font" style:font-family-complex="JetBrainsMono Nerd Font" fo:font-size="12pt" fo:font-weight="bold"/>
      <style:paragraph-properties fo:text-align="left" fo:margin-left="0cm" fo:margin-right="0cm" fo:text-indent="0cm">
        <style:tab-stops>
          <style:tab-stop style:position="12.99cm" style:type="left"/>
        </style:tab-stops>
      </style:paragraph-properties>
    </style:style>
    <style:style style:family="text" style:name="T384">
      <style:text-properties fo:font-family="JetBrainsMono Nerd Font" style:font-family-complex="JetBrainsMono Nerd Font" fo:font-size="12pt" fo:font-weight="bold"/>
    </style:style>
    <style:style style:family="text" style:name="T385">
      <style:text-properties fo:font-family="JetBrainsMono Nerd Font" style:font-family-complex="JetBrainsMono Nerd Font" fo:font-size="12pt" fo:font-weight="bold"/>
    </style:style>
    <style:style style:parent-style-name="692" style:family="paragraph" style:name="P93">
      <style:text-properties fo:font-family="JetBrainsMono Nerd Font" style:font-family-complex="JetBrainsMono Nerd Font" fo:font-size="10pt" fo:font-weight="bold"/>
      <style:paragraph-properties fo:text-align="left" fo:margin-left="0cm" fo:margin-right="0cm" fo:text-indent="0cm">
        <style:tab-stops>
          <style:tab-stop style:position="12.99cm" style:type="left"/>
        </style:tab-stops>
      </style:paragraph-properties>
    </style:style>
    <style:style style:family="text" style:name="T386">
      <style:text-properties fo:font-family="JetBrainsMono Nerd Font" style:font-family-complex="JetBrainsMono Nerd Font" fo:font-size="10pt" fo:font-weight="bold"/>
    </style:style>
    <style:style style:family="text" style:name="T387">
      <style:text-properties fo:font-family="JetBrainsMono Nerd Font" style:font-family-complex="JetBrainsMono Nerd Font" fo:font-size="10pt" fo:font-weight="bold"/>
    </style:style>
    <style:style style:family="text" style:name="T388">
      <style:text-properties fo:font-family="JetBrainsMono Nerd Font" style:font-family-complex="JetBrainsMono Nerd Font" fo:font-size="10pt" fo:font-weight="bold"/>
    </style:style>
    <style:style style:parent-style-name="692" style:family="paragraph" style:name="P94">
      <style:text-properties fo:font-family="JetBrainsMono Nerd Font" style:font-family-complex="JetBrainsMono Nerd Font" fo:font-size="10pt" fo:font-weight="bold"/>
      <style:paragraph-properties fo:text-align="left" fo:margin-left="0cm" fo:margin-right="0cm" fo:text-indent="0cm">
        <style:tab-stops>
          <style:tab-stop style:position="12.99cm" style:type="left"/>
        </style:tab-stops>
      </style:paragraph-properties>
    </style:style>
    <style:style style:family="text" style:name="T389">
      <style:text-properties fo:font-family="JetBrainsMono Nerd Font" style:font-family-complex="JetBrainsMono Nerd Font" fo:font-size="10pt" fo:font-weight="bold"/>
    </style:style>
    <style:style style:family="text" style:name="T390">
      <style:text-properties fo:font-family="JetBrainsMono Nerd Font" style:font-family-complex="JetBrainsMono Nerd Font" fo:font-size="10pt" fo:font-weight="bold"/>
    </style:style>
    <style:style style:parent-style-name="692" style:family="paragraph" style:name="P95">
      <style:text-properties fo:font-family="JetBrainsMono Nerd Font" style:font-family-complex="JetBrainsMono Nerd Font" fo:font-size="10pt" fo:font-weight="bold"/>
      <style:paragraph-properties fo:text-align="left" fo:margin-left="0cm" fo:margin-right="0cm" fo:text-indent="0cm">
        <style:tab-stops>
          <style:tab-stop style:position="12.99cm" style:type="left"/>
        </style:tab-stops>
      </style:paragraph-properties>
    </style:style>
    <style:style style:family="text" style:name="T391">
      <style:text-properties fo:font-family="JetBrainsMono Nerd Font" style:font-family-complex="JetBrainsMono Nerd Font" fo:font-size="10pt" fo:font-weight="bold"/>
    </style:style>
    <style:style style:family="text" style:name="T392">
      <style:text-properties fo:font-family="JetBrainsMono Nerd Font" style:font-family-complex="JetBrainsMono Nerd Font" fo:font-size="10pt" fo:font-weight="bold"/>
    </style:style>
    <style:style style:parent-style-name="692" style:family="paragraph" style:name="P96">
      <style:text-properties fo:font-family="JetBrainsMono Nerd Font" style:font-family-complex="JetBrainsMono Nerd Font" fo:font-size="12pt" style:text-underline-type="single" style:text-underline-style="solid" style:text-underline-width="auto" style:text-underline-color="font-color" fo:font-weight="bold"/>
      <style:paragraph-properties fo:text-align="left" fo:margin-left="0cm" fo:margin-right="0cm" fo:text-indent="0cm">
        <style:tab-stops>
          <style:tab-stop style:position="12.99cm" style:type="left"/>
        </style:tab-stops>
      </style:paragraph-properties>
    </style:style>
    <style:style style:family="text" style:name="T393">
      <style:text-properties fo:font-family="JetBrainsMono Nerd Font" style:font-family-complex="JetBrainsMono Nerd Font" fo:font-size="12pt" style:text-underline-type="single" style:text-underline-style="solid" style:text-underline-width="auto" style:text-underline-color="font-color" fo:font-weight="bold"/>
    </style:style>
    <style:style style:family="text" style:name="T394">
      <style:text-properties fo:font-family="JetBrainsMono Nerd Font" style:font-family-complex="JetBrainsMono Nerd Font" fo:font-size="12pt" style:text-underline-type="single" style:text-underline-style="solid" style:text-underline-width="auto" style:text-underline-color="font-color" fo:font-weight="bold"/>
    </style:style>
    <style:style style:parent-style-name="692" style:family="paragraph" style:name="P97">
      <style:text-properties fo:font-family="JetBrainsMono Nerd Font" style:font-family-complex="JetBrainsMono Nerd Font" fo:font-size="10pt" fo:font-weight="bold"/>
      <style:paragraph-properties fo:text-align="left" fo:margin-left="0cm" fo:margin-right="0cm" fo:text-indent="0cm">
        <style:tab-stops>
          <style:tab-stop style:position="12.99cm" style:type="left"/>
        </style:tab-stops>
      </style:paragraph-properties>
    </style:style>
    <style:style style:family="text" style:name="T395">
      <style:text-properties fo:font-family="JetBrainsMono Nerd Font" style:font-family-complex="JetBrainsMono Nerd Font" fo:font-size="10pt" fo:font-weight="bold"/>
    </style:style>
    <style:style style:family="text" style:name="T396">
      <style:text-properties fo:font-family="JetBrainsMono Nerd Font" style:font-family-complex="JetBrainsMono Nerd Font" fo:font-size="10pt" fo:font-weight="bold"/>
    </style:style>
    <style:style style:family="text" style:name="T397">
      <style:text-properties fo:font-family="JetBrainsMono Nerd Font" style:font-family-complex="JetBrainsMono Nerd Font" fo:font-size="10pt" fo:font-weight="bold"/>
    </style:style>
    <style:style style:family="text" style:name="T398">
      <style:text-properties fo:font-family="JetBrainsMono Nerd Font" style:font-family-complex="JetBrainsMono Nerd Font" fo:font-size="10pt" fo:font-weight="bold"/>
    </style:style>
    <style:style style:family="text" style:name="T399">
      <style:text-properties fo:font-family="JetBrainsMono Nerd Font" style:font-family-complex="JetBrainsMono Nerd Font" fo:font-size="10pt" fo:font-weight="bold"/>
    </style:style>
    <style:style style:family="text" style:name="T400">
      <style:text-properties fo:font-family="JetBrainsMono Nerd Font" style:font-family-complex="JetBrainsMono Nerd Font" fo:font-size="10pt" fo:font-weight="bold"/>
    </style:style>
    <style:style style:family="text" style:name="T401">
      <style:text-properties fo:font-family="JetBrainsMono Nerd Font" style:font-family-complex="JetBrainsMono Nerd Font" fo:font-size="10pt" fo:font-weight="bold"/>
    </style:style>
    <style:style style:parent-style-name="692" style:family="paragraph" style:name="P98">
      <style:text-properties fo:font-family="JetBrainsMono Nerd Font" style:font-family-complex="JetBrainsMono Nerd Font" fo:font-size="10pt" fo:font-weight="bold"/>
      <style:paragraph-properties fo:text-align="left" fo:margin-left="0cm" fo:margin-right="0cm" fo:text-indent="0cm">
        <style:tab-stops>
          <style:tab-stop style:position="12.99cm" style:type="left"/>
        </style:tab-stops>
      </style:paragraph-properties>
    </style:style>
    <style:style style:family="text" style:name="T402">
      <style:text-properties fo:font-family="JetBrainsMono Nerd Font" style:font-family-complex="JetBrainsMono Nerd Font" fo:font-size="10pt" fo:font-weight="bold"/>
    </style:style>
    <style:style style:family="text" style:name="T403">
      <style:text-properties fo:font-family="JetBrainsMono Nerd Font" style:font-family-complex="JetBrainsMono Nerd Font" fo:font-size="10pt" fo:font-weight="bold"/>
    </style:style>
    <style:style style:family="text" style:name="T404">
      <style:text-properties fo:font-family="JetBrainsMono Nerd Font" style:font-family-complex="JetBrainsMono Nerd Font" fo:font-size="10pt" fo:font-weight="bold"/>
    </style:style>
    <style:style style:family="text" style:name="T405">
      <style:text-properties fo:font-family="JetBrainsMono Nerd Font" style:font-family-complex="JetBrainsMono Nerd Font" fo:font-size="10pt" fo:font-weight="bold"/>
    </style:style>
    <style:style style:parent-style-name="692" style:family="paragraph" style:name="P99">
      <style:text-properties fo:font-family="JetBrainsMono Nerd Font" style:font-family-complex="JetBrainsMono Nerd Font" fo:font-size="10pt"/>
      <style:paragraph-properties fo:text-align="left" fo:margin-left="0cm" fo:margin-right="0cm" fo:text-indent="0cm">
        <style:tab-stops>
          <style:tab-stop style:position="12.99cm" style:type="left"/>
        </style:tab-stops>
      </style:paragraph-properties>
    </style:style>
    <style:style style:family="text" style:name="T406">
      <style:text-properties fo:font-family="JetBrainsMono Nerd Font" style:font-family-complex="JetBrainsMono Nerd Font" fo:font-size="10pt"/>
    </style:style>
    <style:style style:family="text" style:name="T407">
      <style:text-properties fo:font-family="JetBrainsMono Nerd Font" style:font-family-complex="JetBrainsMono Nerd Font" fo:font-size="10pt"/>
    </style:style>
    <style:style style:parent-style-name="692" style:family="paragraph" style:name="P100">
      <style:text-properties fo:font-family="JetBrainsMono Nerd Font" style:font-family-complex="JetBrainsMono Nerd Font" fo:font-size="16pt" fo:font-weight="bold"/>
      <style:paragraph-properties fo:text-align="left" fo:margin-left="0cm" fo:margin-right="0cm" fo:text-indent="0cm">
        <style:tab-stops>
          <style:tab-stop style:position="12.99cm" style:type="left"/>
        </style:tab-stops>
      </style:paragraph-properties>
    </style:style>
    <style:style style:family="text" style:name="T408">
      <style:text-properties fo:font-family="JetBrainsMono Nerd Font" style:font-family-complex="JetBrainsMono Nerd Font" fo:font-size="16pt" fo:font-weight="bold"/>
    </style:style>
    <style:style style:family="text" style:name="T409">
      <style:text-properties fo:font-family="JetBrainsMono Nerd Font" style:font-family-complex="JetBrainsMono Nerd Font" fo:font-size="16pt" fo:font-weight="bold"/>
    </style:style>
    <style:style style:parent-style-name="692" style:family="paragraph" style:name="P101">
      <style:text-properties fo:font-family="JetBrainsMono Nerd Font" style:font-family-complex="JetBrainsMono Nerd Font" fo:font-size="12pt" style:text-underline-type="none" style:text-underline-width="auto" fo:font-weight="bold"/>
      <style:paragraph-properties fo:text-align="left" fo:margin-left="0cm" fo:margin-right="0cm" fo:text-indent="0cm">
        <style:tab-stops>
          <style:tab-stop style:position="12.99cm" style:type="left"/>
        </style:tab-stops>
      </style:paragraph-properties>
    </style:style>
    <style:style style:family="text" style:name="T410">
      <style:text-properties fo:font-family="JetBrainsMono Nerd Font" style:font-family-complex="JetBrainsMono Nerd Font" fo:font-size="12pt" style:text-underline-type="none" style:text-underline-width="auto" fo:font-weight="bold"/>
    </style:style>
    <style:style style:family="text" style:name="T411">
      <style:text-properties fo:font-family="JetBrainsMono Nerd Font" style:font-family-complex="JetBrainsMono Nerd Font" fo:font-size="12pt" style:text-underline-type="none" style:text-underline-width="auto" fo:font-weight="bold"/>
    </style:style>
    <style:style style:parent-style-name="692" style:family="paragraph" style:name="P102">
      <style:text-properties fo:font-family="JetBrainsMono Nerd Font" style:font-family-complex="JetBrainsMono Nerd Font" fo:font-size="10pt" fo:font-weight="bold"/>
      <style:paragraph-properties fo:text-align="left" fo:margin-left="0cm" fo:margin-right="0cm" fo:text-indent="0cm">
        <style:tab-stops>
          <style:tab-stop style:position="12.99cm" style:type="left"/>
        </style:tab-stops>
      </style:paragraph-properties>
    </style:style>
    <style:style style:family="text" style:name="T412">
      <style:text-properties fo:font-family="JetBrainsMono Nerd Font" style:font-family-complex="JetBrainsMono Nerd Font" fo:font-size="10pt" fo:font-weight="bold"/>
    </style:style>
    <style:style style:family="text" style:name="T413">
      <style:text-properties fo:font-family="JetBrainsMono Nerd Font" style:font-family-complex="JetBrainsMono Nerd Font" fo:font-size="10pt" fo:font-weight="bold"/>
    </style:style>
    <style:style style:parent-style-name="692" style:family="paragraph" style:name="P103">
      <style:text-properties fo:font-family="JetBrainsMono Nerd Font" style:font-family-complex="JetBrainsMono Nerd Font" fo:font-size="10pt" fo:font-weight="bold"/>
      <style:paragraph-properties fo:text-align="left" fo:margin-left="0cm" fo:margin-right="0cm" fo:text-indent="0cm">
        <style:tab-stops>
          <style:tab-stop style:position="12.99cm" style:type="left"/>
        </style:tab-stops>
      </style:paragraph-properties>
    </style:style>
    <style:style style:family="text" style:name="T414">
      <style:text-properties fo:font-family="JetBrainsMono Nerd Font" style:font-family-complex="JetBrainsMono Nerd Font" fo:font-size="10pt" fo:font-weight="bold"/>
    </style:style>
    <style:style style:family="text" style:name="T415">
      <style:text-properties fo:font-family="JetBrainsMono Nerd Font" style:font-family-complex="JetBrainsMono Nerd Font" fo:font-size="10pt" fo:font-weight="bold"/>
    </style:style>
    <style:style style:family="text" style:name="T416">
      <style:text-properties fo:font-family="JetBrainsMono Nerd Font" style:font-family-complex="JetBrainsMono Nerd Font" fo:font-size="10pt" fo:font-weight="bold"/>
    </style:style>
    <style:style style:family="text" style:name="T417">
      <style:text-properties fo:font-family="JetBrainsMono Nerd Font" style:font-family-complex="JetBrainsMono Nerd Font" fo:font-size="10pt" fo:font-weight="bold"/>
    </style:style>
    <style:style style:parent-style-name="692" style:family="paragraph" style:name="P104">
      <style:text-properties fo:font-family="JetBrainsMono Nerd Font" style:font-family-complex="JetBrainsMono Nerd Font" fo:font-size="10pt" fo:font-weight="bold"/>
      <style:paragraph-properties fo:text-align="left" fo:margin-left="0cm" fo:margin-right="0cm" fo:text-indent="0cm">
        <style:tab-stops>
          <style:tab-stop style:position="12.99cm" style:type="left"/>
        </style:tab-stops>
      </style:paragraph-properties>
    </style:style>
    <style:style style:family="text" style:name="T418">
      <style:text-properties fo:font-family="JetBrainsMono Nerd Font" style:font-family-complex="JetBrainsMono Nerd Font" fo:font-size="10pt" fo:font-weight="bold"/>
    </style:style>
    <style:style style:family="text" style:name="T419">
      <style:text-properties fo:font-family="JetBrainsMono Nerd Font" style:font-family-complex="JetBrainsMono Nerd Font" fo:font-size="10pt" fo:font-weight="bold"/>
    </style:style>
    <style:style style:parent-style-name="692" style:family="paragraph" style:name="P105">
      <style:text-properties fo:font-family="JetBrainsMono Nerd Font" style:font-family-complex="JetBrainsMono Nerd Font" fo:font-size="10pt" style:text-underline-type="single" style:text-underline-style="solid" style:text-underline-width="auto" style:text-underline-color="font-color" fo:font-weight="bold"/>
      <style:paragraph-properties fo:text-align="left" fo:margin-left="0cm" fo:margin-right="0cm" fo:text-indent="0cm">
        <style:tab-stops>
          <style:tab-stop style:position="12.99cm" style:type="left"/>
        </style:tab-stops>
      </style:paragraph-properties>
    </style:style>
    <style:style style:family="text" style:name="T420">
      <style:text-properties fo:font-family="JetBrainsMono Nerd Font" style:font-family-complex="JetBrainsMono Nerd Font" fo:font-size="10pt" style:text-underline-type="single" style:text-underline-style="solid" style:text-underline-width="auto" style:text-underline-color="font-color" fo:font-weight="bold"/>
    </style:style>
    <style:style style:family="text" style:name="T421">
      <style:text-properties fo:font-family="JetBrainsMono Nerd Font" style:font-family-complex="JetBrainsMono Nerd Font" fo:font-size="10pt" style:text-underline-type="single" style:text-underline-style="solid" style:text-underline-width="auto" style:text-underline-color="font-color" fo:font-weight="bold"/>
    </style:style>
    <style:style style:parent-style-name="692" style:family="paragraph" style:name="P106">
      <style:text-properties fo:font-family="JetBrainsMono Nerd Font" style:font-family-complex="JetBrainsMono Nerd Font" fo:font-size="12pt" style:text-underline-type="none" style:text-underline-width="auto" fo:font-weight="bold"/>
      <style:paragraph-properties fo:text-align="left" fo:margin-left="0cm" fo:margin-right="0cm" fo:text-indent="0cm">
        <style:tab-stops>
          <style:tab-stop style:position="12.99cm" style:type="left"/>
        </style:tab-stops>
      </style:paragraph-properties>
    </style:style>
    <style:style style:family="text" style:name="T422">
      <style:text-properties fo:font-family="JetBrainsMono Nerd Font" style:font-family-complex="JetBrainsMono Nerd Font" fo:font-size="12pt" style:text-underline-type="none" style:text-underline-width="auto" fo:font-weight="bold"/>
    </style:style>
    <style:style style:family="text" style:name="T423">
      <style:text-properties fo:font-family="JetBrainsMono Nerd Font" style:font-family-complex="JetBrainsMono Nerd Font" fo:font-size="12pt" style:text-underline-type="none" style:text-underline-width="auto" fo:font-weight="bold"/>
    </style:style>
    <style:style style:family="text" style:name="T424">
      <style:text-properties fo:font-family="JetBrainsMono Nerd Font" style:font-family-complex="JetBrainsMono Nerd Font" fo:font-size="12pt" style:text-underline-type="none" style:text-underline-width="auto" fo:font-weight="bold"/>
    </style:style>
    <style:style style:family="text" style:name="T425">
      <style:text-properties fo:font-family="JetBrainsMono Nerd Font" style:font-family-complex="JetBrainsMono Nerd Font" fo:font-size="12pt" style:text-underline-type="none" style:text-underline-width="auto" fo:font-weight="bold"/>
    </style:style>
    <style:style style:family="text" style:name="T426">
      <style:text-properties fo:font-family="JetBrainsMono Nerd Font" style:font-family-complex="JetBrainsMono Nerd Font" fo:font-size="12pt" style:text-underline-type="none" style:text-underline-width="auto" fo:font-weight="bold"/>
    </style:style>
    <style:style style:parent-style-name="692" style:family="paragraph" style:name="P107">
      <style:text-properties fo:font-family="JetBrainsMono Nerd Font" style:font-family-complex="JetBrainsMono Nerd Font" fo:font-size="10pt" fo:font-weight="bold"/>
      <style:paragraph-properties fo:text-align="left" fo:margin-left="0cm" fo:margin-right="0cm" fo:text-indent="0cm">
        <style:tab-stops>
          <style:tab-stop style:position="12.99cm" style:type="left"/>
        </style:tab-stops>
      </style:paragraph-properties>
    </style:style>
    <style:style style:family="text" style:name="T427">
      <style:text-properties fo:font-family="JetBrainsMono Nerd Font" style:font-family-complex="JetBrainsMono Nerd Font" fo:font-size="10pt" fo:font-weight="bold"/>
    </style:style>
    <style:style style:family="text" style:name="T428">
      <style:text-properties fo:font-family="JetBrainsMono Nerd Font" style:font-family-complex="JetBrainsMono Nerd Font" fo:font-size="10pt" fo:font-weight="bold"/>
    </style:style>
    <style:style style:parent-style-name="692" style:family="paragraph" style:name="P108">
      <style:text-properties fo:font-family="JetBrainsMono Nerd Font" style:font-family-complex="JetBrainsMono Nerd Font" fo:font-size="10pt" fo:font-weight="bold"/>
      <style:paragraph-properties fo:text-align="left" fo:margin-left="0cm" fo:margin-right="0cm" fo:text-indent="0cm">
        <style:tab-stops>
          <style:tab-stop style:position="12.99cm" style:type="left"/>
        </style:tab-stops>
      </style:paragraph-properties>
    </style:style>
    <style:style style:family="text" style:name="T429">
      <style:text-properties fo:font-family="JetBrainsMono Nerd Font" style:font-family-complex="JetBrainsMono Nerd Font" fo:font-size="10pt" fo:font-weight="bold"/>
    </style:style>
    <style:style style:family="text" style:name="T430">
      <style:text-properties fo:font-family="JetBrainsMono Nerd Font" style:font-family-complex="JetBrainsMono Nerd Font" fo:font-size="10pt" fo:font-weight="bold"/>
    </style:style>
    <style:style style:family="text" style:name="T431">
      <style:text-properties fo:font-family="JetBrainsMono Nerd Font" style:font-family-complex="JetBrainsMono Nerd Font" fo:font-size="10pt" fo:font-weight="bold"/>
    </style:style>
    <style:style style:family="text" style:name="T432">
      <style:text-properties fo:font-family="JetBrainsMono Nerd Font" style:font-family-complex="JetBrainsMono Nerd Font" fo:font-size="10pt" fo:font-weight="bold"/>
    </style:style>
    <style:style style:parent-style-name="692" style:family="paragraph" style:name="P109">
      <style:text-properties fo:font-family="JetBrainsMono Nerd Font" style:font-family-complex="JetBrainsMono Nerd Font"/>
      <style:paragraph-properties fo:text-align="left" fo:margin-left="0cm" fo:margin-right="0cm" fo:text-indent="0cm">
        <style:tab-stops>
          <style:tab-stop style:position="12.99cm" style:type="left"/>
        </style:tab-stops>
      </style:paragraph-properties>
    </style:style>
    <style:style style:family="text" style:name="T433">
      <style:text-properties fo:font-family="JetBrainsMono Nerd Font" style:font-family-complex="JetBrainsMono Nerd Font" fo:font-size="10pt"/>
    </style:style>
    <style:style style:family="text" style:name="T434">
      <style:text-properties fo:font-family="JetBrainsMono Nerd Font" style:font-family-complex="JetBrainsMono Nerd Font"/>
    </style:style>
    <style:style style:parent-style-name="692" style:family="paragraph" style:name="P110">
      <style:text-properties fo:font-family="JetBrainsMono Nerd Font" style:font-family-complex="JetBrainsMono Nerd Font"/>
      <style:paragraph-properties fo:text-align="left" fo:margin-left="0cm" fo:margin-right="0cm" fo:text-indent="0cm">
        <style:tab-stops>
          <style:tab-stop style:position="12.99cm" style:type="left"/>
        </style:tab-stops>
      </style:paragraph-properties>
    </style:style>
    <style:style style:family="text" style:name="T435">
      <style:text-properties fo:font-family="JetBrainsMono Nerd Font" style:font-family-complex="JetBrainsMono Nerd Font" fo:font-size="16pt" fo:font-weight="bold"/>
    </style:style>
    <style:style style:family="text" style:name="T436">
      <style:text-properties fo:font-family="JetBrainsMono Nerd Font" style:font-family-complex="JetBrainsMono Nerd Font" fo:font-size="16pt" fo:font-weight="bold"/>
    </style:style>
    <style:style style:family="text" style:name="T437">
      <style:text-properties fo:font-family="JetBrainsMono Nerd Font" style:font-family-complex="JetBrainsMono Nerd Font"/>
    </style:style>
    <style:style style:parent-style-name="692" style:family="paragraph" style:name="P111">
      <style:text-properties fo:font-family="JetBrainsMono Nerd Font" style:font-family-complex="JetBrainsMono Nerd Font"/>
      <style:paragraph-properties fo:text-align="left" fo:margin-left="0cm" fo:margin-right="0cm" fo:text-indent="0cm">
        <style:tab-stops>
          <style:tab-stop style:position="12.99cm" style:type="left"/>
        </style:tab-stops>
      </style:paragraph-properties>
    </style:style>
    <style:style style:family="text" style:name="T438">
      <style:text-properties fo:font-family="JetBrainsMono Nerd Font" style:font-family-complex="JetBrainsMono Nerd Font" fo:font-size="10pt" fo:font-weight="bold"/>
    </style:style>
    <style:style style:family="text" style:name="T439">
      <style:text-properties fo:font-family="JetBrainsMono Nerd Font" style:font-family-complex="JetBrainsMono Nerd Font" fo:font-size="10pt" fo:font-weight="bold"/>
    </style:style>
    <style:style style:family="text" style:name="T440">
      <style:text-properties fo:font-family="JetBrainsMono Nerd Font" style:font-family-complex="JetBrainsMono Nerd Font" fo:font-size="10pt" fo:font-weight="bold"/>
    </style:style>
    <style:style style:family="text" style:name="T441">
      <style:text-properties fo:font-family="JetBrainsMono Nerd Font" style:font-family-complex="JetBrainsMono Nerd Font" fo:font-size="10pt" fo:font-weight="bold"/>
    </style:style>
    <style:style style:family="text" style:name="T442">
      <style:text-properties fo:font-family="JetBrainsMono Nerd Font" style:font-family-complex="JetBrainsMono Nerd Font"/>
    </style:style>
    <style:style style:parent-style-name="692" style:family="paragraph" style:name="P112">
      <style:text-properties fo:font-family="JetBrainsMono Nerd Font" style:font-family-complex="JetBrainsMono Nerd Font" fo:font-size="10pt"/>
      <style:paragraph-properties fo:text-align="left" fo:margin-left="0cm" fo:margin-right="0cm" fo:text-indent="0cm">
        <style:tab-stops>
          <style:tab-stop style:position="12.99cm" style:type="left"/>
        </style:tab-stops>
      </style:paragraph-properties>
    </style:style>
    <style:style style:family="text" style:name="T443">
      <style:text-properties fo:font-family="JetBrainsMono Nerd Font" style:font-family-complex="JetBrainsMono Nerd Font" fo:font-size="10pt"/>
    </style:style>
    <style:style style:family="text" style:name="T444">
      <style:text-properties fo:font-family="JetBrainsMono Nerd Font" style:font-family-complex="JetBrainsMono Nerd Font" fo:font-size="10pt"/>
    </style:style>
  </office:automatic-styles>
  <office:body>
    <office:text text:use-soft-page-breaks="true">
      <text:p text:style-name="P43"><text:span text:style-name="T245"/><text:a xlink:href="mailto:Henri-Vandersleyen@protonmail.com" xlink:type="simple"><text:span text:style-name="T246"/><text:span text:style-name="T247"/><text:span text:style-name="T248">Henri-Vandersleyen@protonmail.com</text:span></text:a><text:span text:style-name="T249"/><text:span/></text:p>
      <text:p text:style-name="P46"><text:span text:style-name="T250">Phone: 250-886-5099</text:span><text:span text:style-name="T251"/><text:span/></text:p>
      <text:p text:style-name="P47"><text:span text:style-name="T252">Victoria, BC, Canada</text:span><text:span text:style-name="T253"/><text:span/></text:p>
      <text:p text:style-name="P48"><text:span text:style-name="T254">Fr， En， </text:span><text:span text:style-name="T255">中文</text:span><text:span text:style-name="T256"/><text:span/></text:p>
      <text:p text:style-name="P49"><text:span text:style-name="T257"/><text:a xlink:href="https://github.com/Vanderscycle" xlink:type="simple"><text:span text:style-name="T258"/><text:span text:style-name="T259"/><text:span text:style-name="T260">Github</text:span></text:a><text:span text:style-name="T261"/><text:span/></text:p>
      <text:p text:style-name="P50"><text:span text:style-name="T262"/><text:span text:style-name="T263"/><text:span/></text:p>
      <text:p text:style-name="P51"><text:span text:style-name="T264"/><text:span text:style-name="T265"/><text:span/></text:p>
      <text:p text:style-name="P52"><text:span text:style-name="T266">Experience</text:span><text:span text:style-name="T267"/><text:span/></text:p>
      <text:p text:style-name="P53"><text:span text:style-name="T268">Intermediate DevOps Engineer</text:span><text:span text:style-name="T269"/><text:span/></text:p>
      <text:p text:style-name="P54"><text:span text:style-name="T270">2023 – Present Atreides</text:span><text:span text:style-name="T271"/><text:span/></text:p>
      <text:p text:style-name="P55"><text:span text:style-name="T272"/><text:span text:style-name="T273"/><text:span/></text:p>
      <text:list text:style-name="WWNum4" text:continue-numbering="true">
        <text:list-item>
          <text:p text:style-name="P56"><text:span text:style-name="T274">SysAdmin of AWS, Azure, Gitlab, ArgoCD</text:span><text:span text:style-name="T275"/><text:span/></text:p>
        </text:list-item>
        <text:list-item>
          <text:p text:style-name="P57"><text:span text:style-name="T276">Proficient in Linux, Terraform, Kubernetes, Ansible, Helm, DevOps and GitOps pattern</text:span><text:span text:style-name="T277"/><text:span/></text:p>
        </text:list-item>
        <text:list-item>
          <text:p text:style-name="P58"><text:span text:style-name="T278">Integrates ChatOps services into slack</text:span><text:span text:style-name="T279"/><text:span/></text:p>
        </text:list-item>
        <text:list-item>
          <text:p text:style-name="P59"><text:span text:style-name="T280">Familiar with Vault and Terraform Cloud</text:span><text:span text:style-name="T281"/><text:span/></text:p>
        </text:list-item>
        <text:list-item>
          <text:p text:style-name="P60"><text:span text:style-name="T282">Proactive in automating areas that are susceptible to human error</text:span><text:span text:style-name="T283"/><text:span/></text:p>
        </text:list-item>
        <text:list-item>
          <text:p text:style-name="P61"><text:span text:style-name="T284">Keep security and potential vulnerabilities in mind when building new services </text:span><text:span text:style-name="T285"/><text:span/></text:p>
        </text:list-item>
        <text:list-item>
          <text:p text:style-name="P62"><text:span text:style-name="T286">Foster the team spirit and resilience</text:span><text:span text:style-name="T287"/><text:span/></text:p>
        </text:list-item>
      </text:list>
      <text:p text:style-name="P63"><text:span text:style-name="T288"/><text:span text:style-name="T289"/><text:span/></text:p>
      <text:p text:style-name="P64"><text:span text:style-name="T290">Jr. DevOps Engineer</text:span><text:span text:style-name="T291"/><text:span/></text:p>
      <text:p text:style-name="P65"><text:span text:style-name="T292">2022 - 2023 Atreides</text:span><text:span text:style-name="T293"/><text:span/></text:p>
      <text:p text:style-name="P66"><text:span text:style-name="T294"/><text:span text:style-name="T295"/><text:span/></text:p>
      <text:list text:style-name="WWNum5" text:continue-numbering="true">
        <text:list-item>
          <text:p text:style-name="P67"><text:span text:style-name="T296">Learned how to use ArgoCD to control services using GitOps declarative pattern</text:span><text:span text:style-name="T297"/><text:span/></text:p>
        </text:list-item>
        <text:list-item>
          <text:p text:style-name="P68"><text:span text:style-name="T298">Created the Atreides CICD Gitlab pipelines, which control testing, server, releases, and more</text:span><text:span text:style-name="T299"/><text:span/></text:p>
        </text:list-item>
        <text:list-item>
          <text:p text:style-name="P69"><text:span text:style-name="T300">Packaged Atreides microservices into a helm chart for SaaS</text:span><text:span text:style-name="T301"/><text:span/></text:p>
        </text:list-item>
        <text:list-item>
          <text:p text:style-name="P70"><text:span text:style-name="T302">integrated new architecture on AWS using Terraform</text:span><text:span text:style-name="T303"/><text:span/></text:p>
        </text:list-item>
        <text:list-item>
          <text:p text:style-name="P71"><text:span text:style-name="T304">created custom Kubernetes deployment for our microservices</text:span><text:span text:style-name="T305"/><text:span/></text:p>
        </text:list-item>
        <text:list-item>
          <text:p text:style-name="P72"><text:span text:style-name="T306">configured remote servers using ansible scripts</text:span><text:span text:style-name="T307"/><text:span/></text:p>
        </text:list-item>
        <text:list-item>
          <text:p text:style-name="P73"><text:span text:style-name="T308">Incorporated Test Driven Development (TDD) with cypress and jest into the CICD pipeline</text:span><text:span text:style-name="T309"/><text:span/></text:p>
        </text:list-item>
      </text:list>
      <text:p text:style-name="P74"><text:span text:style-name="T310"/><text:span text:style-name="T311"/><text:span/></text:p>
      <text:p text:style-name="P75"><text:span text:style-name="T312">Fullstack Software Developer </text:span><text:span text:style-name="T313"/><text:span/></text:p>
      <text:p text:style-name="P76"><text:span text:style-name="T314">202</text:span><text:span text:style-name="T315">1</text:span><text:span text:style-name="T316"> – </text:span><text:span text:style-name="T317">2022 </text:span><text:span text:style-name="T318">Aviary Tech</text:span><text:span text:style-name="T319"/><text:span/></text:p>
      <text:p text:style-name="P77"><text:span text:style-name="T320"/><text:span text:style-name="T321"/><text:span/></text:p>
      <text:list text:style-name="WWNum15" text:continue-numbering="true">
        <text:list-item>
          <text:p text:style-name="P78"><text:span text:style-name="T322">Created a blockchain miner using the Command and Query Responsibility Segregation </text:span><text:a xlink:href="https://docs.microsoft.com/en-us/azure/architecture/patterns/cqrs" xlink:type="simple"><text:span text:style-name="T323"/><text:span text:style-name="T324"/><text:span text:style-name="T325">(CQRS) </text:span></text:a><text:span text:style-name="T326">pattern, paired with a svelte frontend</text:span><text:span text:style-name="T327"/><text:span/></text:p>
        </text:list-item>
        <text:list-item>
          <text:p text:style-name="P79"><text:span text:style-name="T328">Created DevOps pipeline, workflow automation, applied Test-Driven Development (TDD) using Jest and cypress</text:span><text:span text:style-name="T329"/><text:span/></text:p>
        </text:list-item>
        <text:list-item>
          <text:p text:style-name="P80"><text:span text:style-name="T330">Mentored and taught non-developers how to use javascript and the Svelte framework, </text:span><text:span text:style-name="T331">and</text:span><text:span text:style-name="T332">;</text:span><text:span/></text:p>
        </text:list-item>
        <text:list-item>
          <text:p text:style-name="P81"><text:span text:style-name="T333">Created smart UI/UX that engages the user </text:span><text:span text:style-name="T334"/><text:span/></text:p>
        </text:list-item>
      </text:list>
      <text:p text:style-name="P82"><text:span text:style-name="T335"/><text:span text:style-name="T336"/></text:p>
      <text:p text:style-name="P83"><text:span text:style-name="T337"><text:soft-page-break/></text:span><text:span text:style-name="T338"/><text:span text:style-name="T339"/><text:span text:style-name="T340"/><text:span/><text:span text:style-name="T341"/></text:p>
      <text:p text:style-name="P84"><text:span text:style-name="T342">Lt(N) </text:span><text:span text:style-name="T343">Marine Engineering Officer</text:span><text:span text:style-name="T344"/><text:span/></text:p>
      <text:p text:style-name="P85"><text:span text:style-name="T345">2007 – </text:span><text:span text:style-name="T346">2020</text:span><text:span text:style-name="T347"><text:s/></text:span><text:span text:style-name="T348">Royal Canadian Navy</text:span><text:span text:style-name="T349"/><text:span/></text:p>
      <text:p text:style-name="P86"><text:span text:style-name="T350"/><text:span text:style-name="T351"/><text:span/></text:p>
      <text:list text:style-name="WWNum14" text:continue-numbering="true">
        <text:list-item>
          <text:p text:style-name="P87"><text:span text:style-name="T352">Retired as a Marine System Engineering Officer where I informed, advised, and recommend</text:span><text:span text:style-name="T353">ed</text:span><text:span text:style-name="T354"> technical courses of action to non-technical superiors during normal </text:span><text:span text:style-name="T355">operations</text:span><text:span text:style-name="T356">, wartime, emergency operations</text:span><text:span text:style-name="T357"/><text:span/></text:p>
        </text:list-item>
        <text:list-item>
          <text:p text:style-name="P88"><text:span text:style-name="T358">Acted as </text:span><text:span text:style-name="T359">the </text:span><text:span text:style-name="T360">deputy program man</text:span><text:span text:style-name="T361">a</text:span><text:span text:style-name="T362">ger at</text:span><text:span text:style-name="T363"> the Naval maintenance facility,</text:span><text:span text:style-name="T364"><text:s/></text:span><text:span text:style-name="T365">advis</text:span><text:span text:style-name="T366">ing</text:span><text:span text:style-name="T367"><text:s/></text:span><text:span text:style-name="T368">ship captains</text:span><text:span text:style-name="T369"> on repair need</text:span><text:span text:style-name="T370">s</text:span><text:span text:style-name="T371"> and priorit</text:span><text:span text:style-name="T372">ies</text:span><text:span text:style-name="T373"/><text:span/></text:p>
        </text:list-item>
        <text:list-item>
          <text:p text:style-name="P89"><text:span text:style-name="T374">Counselled</text:span><text:span text:style-name="T375"> and mentored </text:span><text:span text:style-name="T376">junior peers</text:span><text:span text:style-name="T377"><text:s/></text:span><text:span text:style-name="T378">for success at board examinations and at-sea operations</text:span><text:span text:style-name="T379"/><text:span/></text:p>
        </text:list-item>
      </text:list>
      <text:p text:style-name="P90"><text:span text:style-name="T380"/><text:span text:style-name="T381"/><text:span/></text:p>
      <text:p text:style-name="P91"><text:span text:style-name="T382">Side Projects</text:span><text:span text:style-name="T383"/><text:span/></text:p>
      <text:p text:style-name="P92"><text:span text:style-name="T384">Home lab</text:span><text:span text:style-name="T385"/><text:span/></text:p>
      <text:p text:style-name="P93"><text:span text:style-name="T386"/><text:span text:style-name="T387">Created a home lab using a cluster of raspberry pis, Ansible and k3s to host my private cloud</text:span><text:span text:style-name="T388"/><text:span/></text:p>
      <text:p text:style-name="P94"><text:span text:style-name="T389">Stack: Raspberry pi, K3s, Ansible, Helm, Kubernetes, DDNS</text:span><text:span text:style-name="T390"/><text:span/></text:p>
      <text:p text:style-name="P95"><text:span text:style-name="T391"/><text:span text:style-name="T392"/><text:span/></text:p>
      <text:p text:style-name="P96"><text:span text:style-name="T393">Dotfiles</text:span><text:span text:style-name="T394"/><text:span/></text:p>
      <text:p text:style-name="P97"><text:span text:style-name="T395">Created a </text:span><text:span text:style-name="T396">program to configure my </text:span><text:span text:style-name="T397">multipe</text:span><text:span text:style-name="T398"> Linux environment</text:span><text:span text:style-name="T399">s</text:span><text:span text:style-name="T400"> properly and effortlessly </text:span><text:span text:style-name="T401"/><text:span/></text:p>
      <text:p text:style-name="P98"><text:span text:style-name="T402">Stack</text:span><text:span text:style-name="T403">: Bash, Linux, </text:span><text:span text:style-name="T404">Lua, Elisp</text:span><text:span text:style-name="T405"/><text:span/></text:p>
      <text:p text:style-name="P99"><text:span text:style-name="T406"/><text:span text:style-name="T407"/><text:span/></text:p>
      <text:p text:style-name="P100"><text:span text:style-name="T408">Education</text:span><text:span text:style-name="T409"/><text:span/></text:p>
      <text:p text:style-name="P101"><text:span text:style-name="T410">Data Science Diploma</text:span><text:span text:style-name="T411"/><text:span/></text:p>
      <text:p text:style-name="P102"><text:span text:style-name="T412">2020 Lighthouse lab</text:span><text:span text:style-name="T413"/><text:span/></text:p>
      <text:p text:style-name="P103"><text:span text:style-name="T414"/><text:span text:style-name="T415">Completed an intensive program in data science, gaining expertise in statistical analysis, machine learning, and data visualization. Developed skills in Python and SQL, and applied them to real-world projects in areas such as predictive modeling, natura</text:span><text:span text:style-name="T416">l language<text:s text:c="2"/>processing, and recommendation systems.</text:span><text:span text:style-name="T417"/><text:span/></text:p>
      <text:p text:style-name="P104"><text:span text:style-name="T418"/><text:span text:style-name="T419"/><text:span/></text:p>
      <text:p text:style-name="P105"><text:span text:style-name="T420"/><text:span text:style-name="T421"/><text:span/></text:p>
      <text:p text:style-name="P106"><text:span text:style-name="T422">B.</text:span><text:span text:style-name="T423">Sc. Electrical </text:span><text:span text:style-name="T424">Eng</text:span><text:span text:style-name="T425">ineering</text:span><text:span text:style-name="T426"/><text:span/></text:p>
      <text:p text:style-name="P107"><text:span text:style-name="T427">2008 - 2012 Royal Military College Canada</text:span><text:span text:style-name="T428"/><text:span/></text:p>
      <text:p text:style-name="P108"><text:span text:style-name="T429"/><text:span text:style-name="T430">Earned a degree in electrical engineering, with a focus on signal processing, control systems, and power generation. Gained hands-on<text:s text:c="2"/>experience through lab work and projects, and developed strong analytical and problem-solving skills. Received training </text:span><text:span text:style-name="T431">in leadership, teamwork, and communication, as well as military training and physical fitness.</text:span><text:span text:style-name="T432"/><text:span/></text:p>
      <text:p text:style-name="P109"><text:span text:style-name="T433"/><text:span text:style-name="T434"/><text:span/></text:p>
      <text:p text:style-name="P110"><text:span text:style-name="T435">Professional Qualification</text:span><text:span text:style-name="T436">s</text:span><text:span text:style-name="T437"/><text:span/></text:p>
      <text:p text:style-name="P111"><text:span text:style-name="T438">P.eng, Engineers and Geoscientists BC </text:span><text:span text:style-name="T439">(</text:span><text:span text:style-name="T440">non-practicing</text:span><text:span text:style-name="T441">)</text:span><text:span text:style-name="T442"/><text:span/></text:p>
      <text:p text:style-name="P112"><text:span text:style-name="T443"><text:tab/></text:span><text:span text:style-name="T444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text">
      <style:text-properties/>
    </style:default-style>
    <style:default-style style:family="paragraph">
      <style:text-properties fo:font-size="10pt"/>
      <style:paragraph-properties style:tab-stop-distance="35.45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38">
      <style:text-properties fo:font-size="10pt"/>
    </style:style>
    <style:style style:display-name="DStyle_text" style:family="text" style:name="639"/>
    <style:style style:parent-style-name="638" style:display-name="Normal" style:family="paragraph" style:name="640"/>
    <style:style style:parent-style-name="640" style:display-name="Heading 1" style:family="paragraph" style:name="641">
      <style:text-properties fo:font-family="Arial" style:font-family-complex="Arial" fo:font-size="20pt"/>
      <style:paragraph-properties fo:margin-top="24pt" fo:margin-bottom="10pt"/>
    </style:style>
    <style:style style:parent-style-name="638" style:display-name="Heading 1 Char" style:family="text" style:name="642">
      <style:text-properties fo:font-family="Arial" style:font-family-complex="Arial" fo:font-size="20pt"/>
    </style:style>
    <style:style style:parent-style-name="640" style:display-name="Heading 2" style:family="paragraph" style:name="643">
      <style:text-properties fo:font-family="Arial" style:font-family-complex="Arial" fo:font-size="17pt"/>
      <style:paragraph-properties fo:margin-top="18pt" fo:margin-bottom="10pt"/>
    </style:style>
    <style:style style:parent-style-name="638" style:display-name="Heading 2 Char" style:family="text" style:name="644">
      <style:text-properties fo:font-family="Arial" style:font-family-complex="Arial" fo:font-size="17pt"/>
    </style:style>
    <style:style style:parent-style-name="640" style:display-name="Heading 3" style:family="paragraph" style:name="645">
      <style:text-properties fo:font-family="Arial" style:font-family-complex="Arial" fo:font-size="15pt"/>
      <style:paragraph-properties fo:margin-top="16pt" fo:margin-bottom="10pt"/>
    </style:style>
    <style:style style:parent-style-name="638" style:display-name="Heading 3 Char" style:family="text" style:name="646">
      <style:text-properties fo:font-family="Arial" style:font-family-complex="Arial" fo:font-size="15pt"/>
    </style:style>
    <style:style style:parent-style-name="640" style:display-name="Heading 4" style:family="paragraph" style:name="647">
      <style:text-properties fo:font-family="Arial" style:font-family-complex="Arial" fo:font-size="13pt" fo:font-weight="bold"/>
      <style:paragraph-properties fo:margin-top="16pt" fo:margin-bottom="10pt"/>
    </style:style>
    <style:style style:parent-style-name="638" style:display-name="Heading 4 Char" style:family="text" style:name="648">
      <style:text-properties fo:font-family="Arial" style:font-family-complex="Arial" fo:font-size="13pt" fo:font-weight="bold"/>
    </style:style>
    <style:style style:parent-style-name="640" style:display-name="Heading 5" style:family="paragraph" style:name="649">
      <style:text-properties fo:font-family="Arial" style:font-family-complex="Arial" fo:font-size="12pt" fo:font-weight="bold"/>
      <style:paragraph-properties fo:margin-top="16pt" fo:margin-bottom="10pt"/>
    </style:style>
    <style:style style:parent-style-name="638" style:display-name="Heading 5 Char" style:family="text" style:name="650">
      <style:text-properties fo:font-family="Arial" style:font-family-complex="Arial" fo:font-size="12pt" fo:font-weight="bold"/>
    </style:style>
    <style:style style:parent-style-name="640" style:display-name="Heading 6" style:family="paragraph" style:name="651">
      <style:text-properties fo:font-family="Arial" style:font-family-complex="Arial" fo:font-size="11pt" fo:font-weight="bold"/>
      <style:paragraph-properties fo:margin-top="16pt" fo:margin-bottom="10pt"/>
    </style:style>
    <style:style style:parent-style-name="638" style:display-name="Heading 6 Char" style:family="text" style:name="652">
      <style:text-properties fo:font-family="Arial" style:font-family-complex="Arial" fo:font-size="11pt" fo:font-weight="bold"/>
    </style:style>
    <style:style style:parent-style-name="640" style:display-name="Heading 7" style:family="paragraph" style:name="653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38" style:display-name="Heading 7 Char" style:family="text" style:name="654">
      <style:text-properties fo:font-family="Arial" style:font-family-complex="Arial" fo:font-size="11pt" fo:font-style="italic" fo:font-weight="bold"/>
    </style:style>
    <style:style style:parent-style-name="640" style:display-name="Heading 8" style:family="paragraph" style:name="655">
      <style:text-properties fo:font-family="Arial" style:font-family-complex="Arial" fo:font-size="11pt" fo:font-style="italic"/>
      <style:paragraph-properties fo:margin-top="16pt" fo:margin-bottom="10pt"/>
    </style:style>
    <style:style style:parent-style-name="638" style:display-name="Heading 8 Char" style:family="text" style:name="656">
      <style:text-properties fo:font-family="Arial" style:font-family-complex="Arial" fo:font-size="11pt" fo:font-style="italic"/>
    </style:style>
    <style:style style:parent-style-name="640" style:display-name="Heading 9" style:family="paragraph" style:name="657">
      <style:text-properties fo:font-family="Arial" style:font-family-complex="Arial" fo:font-size="10.5pt" fo:font-style="italic"/>
      <style:paragraph-properties fo:margin-top="16pt" fo:margin-bottom="10pt"/>
    </style:style>
    <style:style style:parent-style-name="638" style:display-name="Heading 9 Char" style:family="text" style:name="658">
      <style:text-properties fo:font-family="Arial" style:font-family-complex="Arial" fo:font-size="10.5pt" fo:font-style="italic"/>
    </style:style>
    <style:style style:parent-style-name="640" style:display-name="List Paragraph" style:family="paragraph" style:name="659">
      <style:paragraph-properties fo:margin-left="1.27cm" fo:margin-right="0cm" fo:text-indent="0cm"/>
    </style:style>
    <style:style style:parent-style-name="638" style:display-name="No Spacing" style:family="paragraph" style:name="660">
      <style:paragraph-properties fo:line-height="100%" fo:margin-top="0pt" fo:margin-bottom="0pt"/>
    </style:style>
    <style:style style:parent-style-name="640" style:display-name="Title" style:family="paragraph" style:name="661">
      <style:text-properties fo:font-size="24pt"/>
      <style:paragraph-properties fo:margin-top="15pt" fo:margin-bottom="10pt"/>
    </style:style>
    <style:style style:parent-style-name="638" style:display-name="Title Char" style:family="text" style:name="662">
      <style:text-properties fo:font-size="24pt"/>
    </style:style>
    <style:style style:parent-style-name="640" style:display-name="Subtitle" style:family="paragraph" style:name="663">
      <style:text-properties fo:font-size="12pt"/>
      <style:paragraph-properties fo:margin-top="10pt" fo:margin-bottom="10pt"/>
    </style:style>
    <style:style style:parent-style-name="638" style:display-name="Subtitle Char" style:family="text" style:name="664">
      <style:text-properties fo:font-size="12pt"/>
    </style:style>
    <style:style style:parent-style-name="640" style:display-name="Quote" style:family="paragraph" style:name="665">
      <style:text-properties fo:font-style="italic"/>
      <style:paragraph-properties fo:margin-left="1.27cm" fo:margin-right="1.27cm" fo:text-indent="0cm"/>
    </style:style>
    <style:style style:parent-style-name="638" style:display-name="Quote Char" style:family="text" style:name="666">
      <style:text-properties fo:font-style="italic"/>
    </style:style>
    <style:style style:parent-style-name="640" style:display-name="Intense Quote" style:family="paragraph" style:name="667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38" style:display-name="Intense Quote Char" style:family="text" style:name="668">
      <style:text-properties fo:font-style="italic"/>
    </style:style>
    <style:style style:parent-style-name="638" style:display-name="Header Char" style:family="text" style:name="669"/>
    <style:style style:parent-style-name="638" style:display-name="Footer Char" style:family="text" style:name="670"/>
    <style:style style:parent-style-name="638" style:display-name="Caption Char" style:family="text" style:name="671"/>
    <style:style style:parent-style-name="638" style:display-name="Hyperlink" style:family="text" style:name="672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38" style:display-name="Internet link" style:family="text" style:name="673">
      <style:text-properties fo:color="#0000ff" style:text-underline-type="single" style:text-underline-style="solid" style:text-underline-width="auto" style:text-underline-color="font-color"/>
    </style:style>
    <style:style style:parent-style-name="640" style:display-name="footnote text" style:family="paragraph" style:name="674">
      <style:text-properties fo:font-size="9pt"/>
      <style:paragraph-properties fo:line-height="100%" fo:margin-bottom="2pt"/>
    </style:style>
    <style:style style:parent-style-name="638" style:display-name="Footnote Text Char" style:family="text" style:name="675">
      <style:text-properties fo:font-size="9pt"/>
    </style:style>
    <style:style style:parent-style-name="638" style:display-name="footnote reference" style:family="text" style:name="676">
      <style:text-properties style:text-position="super 58%"/>
    </style:style>
    <style:style style:parent-style-name="640" style:display-name="endnote text" style:family="paragraph" style:name="677">
      <style:text-properties fo:font-size="10pt"/>
      <style:paragraph-properties fo:line-height="100%" fo:margin-bottom="0pt"/>
    </style:style>
    <style:style style:parent-style-name="638" style:display-name="Endnote Text Char" style:family="text" style:name="678">
      <style:text-properties fo:font-size="10pt"/>
    </style:style>
    <style:style style:parent-style-name="638" style:display-name="endnote reference" style:family="text" style:name="679">
      <style:text-properties style:text-position="super 58%"/>
    </style:style>
    <style:style style:parent-style-name="640" style:display-name="toc 1" style:family="paragraph" style:name="680">
      <style:paragraph-properties fo:margin-left="0cm" fo:margin-right="0cm" fo:text-indent="0cm" fo:margin-bottom="2.85pt"/>
    </style:style>
    <style:style style:parent-style-name="640" style:display-name="toc 2" style:family="paragraph" style:name="681">
      <style:paragraph-properties fo:margin-left="0.4992cm" fo:margin-right="0cm" fo:text-indent="0cm" fo:margin-bottom="2.85pt"/>
    </style:style>
    <style:style style:parent-style-name="640" style:display-name="toc 3" style:family="paragraph" style:name="682">
      <style:paragraph-properties fo:margin-left="1cm" fo:margin-right="0cm" fo:text-indent="0cm" fo:margin-bottom="2.85pt"/>
    </style:style>
    <style:style style:parent-style-name="640" style:display-name="toc 4" style:family="paragraph" style:name="683">
      <style:paragraph-properties fo:margin-left="1.499cm" fo:margin-right="0cm" fo:text-indent="0cm" fo:margin-bottom="2.85pt"/>
    </style:style>
    <style:style style:parent-style-name="640" style:display-name="toc 5" style:family="paragraph" style:name="684">
      <style:paragraph-properties fo:margin-left="2cm" fo:margin-right="0cm" fo:text-indent="0cm" fo:margin-bottom="2.85pt"/>
    </style:style>
    <style:style style:parent-style-name="640" style:display-name="toc 6" style:family="paragraph" style:name="685">
      <style:paragraph-properties fo:margin-left="2.5cm" fo:margin-right="0cm" fo:text-indent="0cm" fo:margin-bottom="2.85pt"/>
    </style:style>
    <style:style style:parent-style-name="640" style:display-name="toc 7" style:family="paragraph" style:name="686">
      <style:paragraph-properties fo:margin-left="3.001cm" fo:margin-right="0cm" fo:text-indent="0cm" fo:margin-bottom="2.85pt"/>
    </style:style>
    <style:style style:parent-style-name="640" style:display-name="toc 8" style:family="paragraph" style:name="687">
      <style:paragraph-properties fo:margin-left="3.5cm" fo:margin-right="0cm" fo:text-indent="0cm" fo:margin-bottom="2.85pt"/>
    </style:style>
    <style:style style:parent-style-name="640" style:display-name="toc 9" style:family="paragraph" style:name="688">
      <style:paragraph-properties fo:margin-left="4.001cm" fo:margin-right="0cm" fo:text-indent="0cm" fo:margin-bottom="2.85pt"/>
    </style:style>
    <style:style style:parent-style-name="638" style:display-name="TOC Heading" style:family="paragraph" style:name="689"/>
    <style:style style:parent-style-name="640" style:display-name="table of figures" style:family="paragraph" style:name="690">
      <style:paragraph-properties fo:margin-bottom="0pt"/>
    </style:style>
    <style:style style:display-name="DStyle_paragraph" style:family="paragraph" style:name="691">
      <style:text-properties fo:color="#000000" fo:font-family="Liberation Serif" style:font-family-complex="Liberation Serif" fo:font-size="12pt" fo:language="en" fo:country="CA"/>
      <style:paragraph-properties/>
    </style:style>
    <style:style style:parent-style-name="691" style:display-name="Standard" style:family="paragraph" style:name="692">
      <style:text-properties/>
      <style:paragraph-properties/>
    </style:style>
    <style:style style:parent-style-name="692" style:display-name="Heading" style:family="paragraph" style:name="693">
      <style:text-properties fo:font-family="Liberation Sans" style:font-family-complex="Liberation Sans" fo:font-size="14pt"/>
      <style:paragraph-properties fo:margin-top="12pt" fo:margin-bottom="6pt"/>
    </style:style>
    <style:style style:parent-style-name="692" style:display-name="Text body" style:family="paragraph" style:name="694">
      <style:paragraph-properties fo:line-height="115%" fo:margin-top="0pt" fo:margin-bottom="7pt"/>
    </style:style>
    <style:style style:parent-style-name="694" style:display-name="List" style:family="paragraph" style:name="695"/>
    <style:style style:parent-style-name="692" style:display-name="Caption" style:family="paragraph" style:name="696">
      <style:text-properties fo:font-size="12pt" fo:font-style="italic"/>
      <style:paragraph-properties fo:margin-top="6pt" fo:margin-bottom="6pt"/>
    </style:style>
    <style:style style:parent-style-name="692" style:display-name="Index" style:family="paragraph" style:name="697"/>
    <style:style style:parent-style-name="692" style:display-name="Header and Footer" style:family="paragraph" style:name="698">
      <style:paragraph-properties>
        <style:tab-stops>
          <style:tab-stop style:position="8.794cm" style:type="center"/>
          <style:tab-stop style:position="17.59cm" style:type="right"/>
        </style:tab-stops>
      </style:paragraph-properties>
    </style:style>
    <style:style style:parent-style-name="698" style:display-name="Header" style:family="paragraph" style:name="699">
      <style:paragraph-properties>
        <style:tab-stops>
          <style:tab-stop style:position="8.794cm" style:type="center"/>
          <style:tab-stop style:position="17.59cm" style:type="right"/>
        </style:tab-stops>
      </style:paragraph-properties>
    </style:style>
    <style:style style:parent-style-name="698" style:display-name="Footer" style:family="paragraph" style:name="700">
      <style:paragraph-properties>
        <style:tab-stops>
          <style:tab-stop style:position="8.794cm" style:type="center"/>
          <style:tab-stop style:position="17.59cm" style:type="right"/>
        </style:tab-stops>
      </style:paragraph-properties>
    </style:style>
    <style:style style:parent-style-name="691" style:display-name="Internet link" style:family="text" style:name="701">
      <style:text-properties fo:color="#000080" style:text-underline-type="single" style:text-underline-style="solid" style:text-underline-width="auto" style:text-underline-color="font-color"/>
    </style:style>
    <style:style style:parent-style-name="691" style:display-name="Bullet Symbols" style:family="text" style:name="702">
      <style:text-properties fo:font-family="OpenSymbol" style:font-family-complex="OpenSymbol"/>
    </style:style>
    <style:style style:parent-style-name="691" style:display-name="Numbering Symbols" style:family="text" style:name="703"/>
    <style:style style:parent-style-name="691" style:display-name="Visited Internet Link" style:family="text" style:name="704">
      <style:text-properties fo:color="#800000" style:text-underline-type="single" style:text-underline-style="solid" style:text-underline-width="auto" style:text-underline-color="font-color"/>
    </style:style>
    <style:style style:class="default" style:display-name="Default Paragraph Font" style:family="text" style:name="705"/>
    <style:style style:parent-style-name="691" style:display-name="T1" style:family="text" style:name="706">
      <style:text-properties fo:font-family="OpenSymbol" style:font-family-complex="OpenSymbol"/>
    </style:style>
    <style:style style:parent-style-name="691" style:display-name="T2" style:family="text" style:name="707">
      <style:text-properties fo:font-family="OpenSymbol" style:font-family-complex="OpenSymbol"/>
    </style:style>
    <style:style style:parent-style-name="691" style:display-name="T3" style:family="text" style:name="708">
      <style:text-properties fo:font-family="OpenSymbol" style:font-family-complex="OpenSymbol"/>
    </style:style>
    <style:style style:parent-style-name="691" style:display-name="T4" style:family="text" style:name="709">
      <style:text-properties fo:font-family="OpenSymbol" style:font-family-complex="OpenSymbol"/>
    </style:style>
    <style:style style:parent-style-name="691" style:display-name="T5" style:family="text" style:name="710">
      <style:text-properties fo:font-family="OpenSymbol" style:font-family-complex="OpenSymbol"/>
    </style:style>
    <style:style style:parent-style-name="691" style:display-name="T6" style:family="text" style:name="711">
      <style:text-properties fo:font-family="OpenSymbol" style:font-family-complex="OpenSymbol"/>
    </style:style>
    <style:style style:parent-style-name="691" style:display-name="T7" style:family="text" style:name="712">
      <style:text-properties fo:font-family="OpenSymbol" style:font-family-complex="OpenSymbol"/>
    </style:style>
    <style:style style:parent-style-name="691" style:display-name="T8" style:family="text" style:name="713">
      <style:text-properties fo:font-family="OpenSymbol" style:font-family-complex="OpenSymbol"/>
    </style:style>
    <style:style style:parent-style-name="691" style:display-name="T9" style:family="text" style:name="714">
      <style:text-properties fo:font-family="OpenSymbol" style:font-family-complex="OpenSymbol"/>
    </style:style>
    <style:style style:parent-style-name="691" style:display-name="T10" style:family="text" style:name="715">
      <style:text-properties fo:font-family="Symbol" style:font-family-complex="Symbol"/>
    </style:style>
    <style:style style:parent-style-name="691" style:display-name="T11" style:family="text" style:name="716">
      <style:text-properties fo:font-family="Courier New" style:font-family-complex="Courier New"/>
    </style:style>
    <style:style style:parent-style-name="691" style:display-name="T12" style:family="text" style:name="717">
      <style:text-properties fo:font-family="Wingdings" style:font-family-complex="Wingdings"/>
    </style:style>
    <style:style style:parent-style-name="691" style:display-name="T13" style:family="text" style:name="718">
      <style:text-properties fo:font-family="Symbol" style:font-family-complex="Symbol"/>
    </style:style>
    <style:style style:parent-style-name="691" style:display-name="T14" style:family="text" style:name="719">
      <style:text-properties fo:font-family="Courier New" style:font-family-complex="Courier New"/>
    </style:style>
    <style:style style:parent-style-name="691" style:display-name="T15" style:family="text" style:name="720">
      <style:text-properties fo:font-family="Wingdings" style:font-family-complex="Wingdings"/>
    </style:style>
    <style:style style:parent-style-name="691" style:display-name="T16" style:family="text" style:name="721">
      <style:text-properties fo:font-family="Symbol" style:font-family-complex="Symbol"/>
    </style:style>
    <style:style style:parent-style-name="691" style:display-name="T17" style:family="text" style:name="722">
      <style:text-properties fo:font-family="Courier New" style:font-family-complex="Courier New"/>
    </style:style>
    <style:style style:parent-style-name="691" style:display-name="T18" style:family="text" style:name="723">
      <style:text-properties fo:font-family="Wingdings" style:font-family-complex="Wingdings"/>
    </style:style>
    <style:style style:parent-style-name="691" style:display-name="T19" style:family="text" style:name="724">
      <style:text-properties fo:font-family="Symbol" style:font-family-complex="Symbol"/>
    </style:style>
    <style:style style:parent-style-name="691" style:display-name="T20" style:family="text" style:name="725">
      <style:text-properties fo:font-family="Courier New" style:font-family-complex="Courier New"/>
    </style:style>
    <style:style style:parent-style-name="691" style:display-name="T21" style:family="text" style:name="726">
      <style:text-properties fo:font-family="Wingdings" style:font-family-complex="Wingdings"/>
    </style:style>
    <style:style style:parent-style-name="691" style:display-name="T22" style:family="text" style:name="727">
      <style:text-properties fo:font-family="Symbol" style:font-family-complex="Symbol"/>
    </style:style>
    <style:style style:parent-style-name="691" style:display-name="T23" style:family="text" style:name="728">
      <style:text-properties fo:font-family="Courier New" style:font-family-complex="Courier New"/>
    </style:style>
    <style:style style:parent-style-name="691" style:display-name="T24" style:family="text" style:name="729">
      <style:text-properties fo:font-family="Wingdings" style:font-family-complex="Wingdings"/>
    </style:style>
    <style:style style:parent-style-name="691" style:display-name="T25" style:family="text" style:name="730">
      <style:text-properties fo:font-family="Symbol" style:font-family-complex="Symbol"/>
    </style:style>
    <style:style style:parent-style-name="691" style:display-name="T26" style:family="text" style:name="731">
      <style:text-properties fo:font-family="Courier New" style:font-family-complex="Courier New"/>
    </style:style>
    <style:style style:parent-style-name="691" style:display-name="T27" style:family="text" style:name="732">
      <style:text-properties fo:font-family="Wingdings" style:font-family-complex="Wingdings"/>
    </style:style>
    <style:style style:parent-style-name="691" style:display-name="T28" style:family="text" style:name="733">
      <style:text-properties fo:font-family="Symbol" style:font-family-complex="Symbol"/>
    </style:style>
    <style:style style:parent-style-name="691" style:display-name="T29" style:family="text" style:name="734">
      <style:text-properties fo:font-family="Courier New" style:font-family-complex="Courier New"/>
    </style:style>
    <style:style style:parent-style-name="691" style:display-name="T30" style:family="text" style:name="735">
      <style:text-properties fo:font-family="Wingdings" style:font-family-complex="Wingdings"/>
    </style:style>
    <style:style style:parent-style-name="691" style:display-name="T31" style:family="text" style:name="736">
      <style:text-properties fo:font-family="Symbol" style:font-family-complex="Symbol"/>
    </style:style>
    <style:style style:parent-style-name="691" style:display-name="T32" style:family="text" style:name="737">
      <style:text-properties fo:font-family="Courier New" style:font-family-complex="Courier New"/>
    </style:style>
    <style:style style:parent-style-name="691" style:display-name="T33" style:family="text" style:name="738">
      <style:text-properties fo:font-family="Wingdings" style:font-family-complex="Wingdings"/>
    </style:style>
    <style:style style:parent-style-name="691" style:display-name="T34" style:family="text" style:name="739">
      <style:text-properties fo:font-family="Symbol" style:font-family-complex="Symbol"/>
    </style:style>
    <style:style style:parent-style-name="691" style:display-name="T35" style:family="text" style:name="740">
      <style:text-properties fo:font-family="Courier New" style:font-family-complex="Courier New"/>
    </style:style>
    <style:style style:parent-style-name="691" style:display-name="T36" style:family="text" style:name="741">
      <style:text-properties fo:font-family="Wingdings" style:font-family-complex="Wingdings"/>
    </style:style>
    <style:style style:parent-style-name="691" style:display-name="T37" style:family="text" style:name="742">
      <style:text-properties fo:font-family="Symbol" style:font-family-complex="Symbol"/>
    </style:style>
    <style:style style:parent-style-name="691" style:display-name="T38" style:family="text" style:name="743">
      <style:text-properties fo:font-family="Courier New" style:font-family-complex="Courier New"/>
    </style:style>
    <style:style style:parent-style-name="691" style:display-name="T39" style:family="text" style:name="744">
      <style:text-properties fo:font-family="Wingdings" style:font-family-complex="Wingdings"/>
    </style:style>
    <style:style style:parent-style-name="691" style:display-name="T40" style:family="text" style:name="745">
      <style:text-properties fo:font-family="Symbol" style:font-family-complex="Symbol"/>
    </style:style>
    <style:style style:parent-style-name="691" style:display-name="T41" style:family="text" style:name="746">
      <style:text-properties fo:font-family="Courier New" style:font-family-complex="Courier New"/>
    </style:style>
    <style:style style:parent-style-name="691" style:display-name="T42" style:family="text" style:name="747">
      <style:text-properties fo:font-family="Wingdings" style:font-family-complex="Wingdings"/>
    </style:style>
    <style:style style:parent-style-name="691" style:display-name="T43" style:family="text" style:name="748">
      <style:text-properties fo:font-family="Symbol" style:font-family-complex="Symbol"/>
    </style:style>
    <style:style style:parent-style-name="691" style:display-name="T44" style:family="text" style:name="749">
      <style:text-properties fo:font-family="Courier New" style:font-family-complex="Courier New"/>
    </style:style>
    <style:style style:parent-style-name="691" style:display-name="T45" style:family="text" style:name="750">
      <style:text-properties fo:font-family="Wingdings" style:font-family-complex="Wingdings"/>
    </style:style>
    <style:style style:parent-style-name="691" style:display-name="T46" style:family="text" style:name="751">
      <style:text-properties fo:font-family="Symbol" style:font-family-complex="Symbol"/>
    </style:style>
    <style:style style:parent-style-name="691" style:display-name="T47" style:family="text" style:name="752">
      <style:text-properties fo:font-family="Courier New" style:font-family-complex="Courier New"/>
    </style:style>
    <style:style style:parent-style-name="691" style:display-name="T48" style:family="text" style:name="753">
      <style:text-properties fo:font-family="Wingdings" style:font-family-complex="Wingdings"/>
    </style:style>
    <style:style style:parent-style-name="691" style:display-name="T49" style:family="text" style:name="754">
      <style:text-properties fo:font-family="Symbol" style:font-family-complex="Symbol"/>
    </style:style>
    <style:style style:parent-style-name="691" style:display-name="T50" style:family="text" style:name="755">
      <style:text-properties fo:font-family="Courier New" style:font-family-complex="Courier New"/>
    </style:style>
    <style:style style:parent-style-name="691" style:display-name="T51" style:family="text" style:name="756">
      <style:text-properties fo:font-family="Wingdings" style:font-family-complex="Wingdings"/>
    </style:style>
    <style:style style:parent-style-name="691" style:display-name="T52" style:family="text" style:name="757">
      <style:text-properties fo:font-family="Symbol" style:font-family-complex="Symbol"/>
    </style:style>
    <style:style style:parent-style-name="691" style:display-name="T53" style:family="text" style:name="758">
      <style:text-properties fo:font-family="Courier New" style:font-family-complex="Courier New"/>
    </style:style>
    <style:style style:parent-style-name="691" style:display-name="T54" style:family="text" style:name="759">
      <style:text-properties fo:font-family="Wingdings" style:font-family-complex="Wingdings"/>
    </style:style>
    <style:style style:parent-style-name="691" style:display-name="T55" style:family="text" style:name="760">
      <style:text-properties fo:font-family="Symbol" style:font-family-complex="Symbol"/>
    </style:style>
    <style:style style:parent-style-name="691" style:display-name="T56" style:family="text" style:name="761">
      <style:text-properties fo:font-family="Courier New" style:font-family-complex="Courier New"/>
    </style:style>
    <style:style style:parent-style-name="691" style:display-name="T57" style:family="text" style:name="762">
      <style:text-properties fo:font-family="Wingdings" style:font-family-complex="Wingdings"/>
    </style:style>
    <style:style style:parent-style-name="691" style:display-name="T58" style:family="text" style:name="763">
      <style:text-properties fo:font-family="Symbol" style:font-family-complex="Symbol"/>
    </style:style>
    <style:style style:parent-style-name="691" style:display-name="T59" style:family="text" style:name="764">
      <style:text-properties fo:font-family="Courier New" style:font-family-complex="Courier New"/>
    </style:style>
    <style:style style:parent-style-name="691" style:display-name="T60" style:family="text" style:name="765">
      <style:text-properties fo:font-family="Wingdings" style:font-family-complex="Wingdings"/>
    </style:style>
    <style:style style:parent-style-name="691" style:display-name="T61" style:family="text" style:name="766">
      <style:text-properties fo:font-family="Symbol" style:font-family-complex="Symbol"/>
    </style:style>
    <style:style style:parent-style-name="691" style:display-name="T62" style:family="text" style:name="767">
      <style:text-properties fo:font-family="Courier New" style:font-family-complex="Courier New"/>
    </style:style>
    <style:style style:parent-style-name="691" style:display-name="T63" style:family="text" style:name="768">
      <style:text-properties fo:font-family="Wingdings" style:font-family-complex="Wingdings"/>
    </style:style>
    <style:style style:parent-style-name="691" style:display-name="T64" style:family="text" style:name="769">
      <style:text-properties fo:font-family="Symbol" style:font-family-complex="Symbol"/>
    </style:style>
    <style:style style:parent-style-name="691" style:display-name="T65" style:family="text" style:name="770">
      <style:text-properties fo:font-family="Courier New" style:font-family-complex="Courier New"/>
    </style:style>
    <style:style style:parent-style-name="691" style:display-name="T66" style:family="text" style:name="771">
      <style:text-properties fo:font-family="Wingdings" style:font-family-complex="Wingdings"/>
    </style:style>
    <style:style style:parent-style-name="691" style:display-name="T67" style:family="text" style:name="772">
      <style:text-properties fo:font-family="Symbol" style:font-family-complex="Symbol"/>
    </style:style>
    <style:style style:parent-style-name="691" style:display-name="T68" style:family="text" style:name="773">
      <style:text-properties fo:font-family="Courier New" style:font-family-complex="Courier New"/>
    </style:style>
    <style:style style:parent-style-name="691" style:display-name="T69" style:family="text" style:name="774">
      <style:text-properties fo:font-family="Wingdings" style:font-family-complex="Wingdings"/>
    </style:style>
    <style:style style:parent-style-name="691" style:display-name="T70" style:family="text" style:name="775">
      <style:text-properties fo:font-family="Symbol" style:font-family-complex="Symbol"/>
    </style:style>
    <style:style style:parent-style-name="691" style:display-name="T71" style:family="text" style:name="776">
      <style:text-properties fo:font-family="Courier New" style:font-family-complex="Courier New"/>
    </style:style>
    <style:style style:parent-style-name="691" style:display-name="T72" style:family="text" style:name="777">
      <style:text-properties fo:font-family="Wingdings" style:font-family-complex="Wingdings"/>
    </style:style>
    <style:style style:parent-style-name="691" style:display-name="T73" style:family="text" style:name="778">
      <style:text-properties fo:font-family="Symbol" style:font-family-complex="Symbol"/>
    </style:style>
    <style:style style:parent-style-name="691" style:display-name="T74" style:family="text" style:name="779">
      <style:text-properties fo:font-family="Courier New" style:font-family-complex="Courier New"/>
    </style:style>
    <style:style style:parent-style-name="691" style:display-name="T75" style:family="text" style:name="780">
      <style:text-properties fo:font-family="Wingdings" style:font-family-complex="Wingdings"/>
    </style:style>
    <style:style style:parent-style-name="691" style:display-name="T76" style:family="text" style:name="781">
      <style:text-properties fo:font-family="Symbol" style:font-family-complex="Symbol"/>
    </style:style>
    <style:style style:parent-style-name="691" style:display-name="T77" style:family="text" style:name="782">
      <style:text-properties fo:font-family="Courier New" style:font-family-complex="Courier New"/>
    </style:style>
    <style:style style:parent-style-name="691" style:display-name="T78" style:family="text" style:name="783">
      <style:text-properties fo:font-family="Wingdings" style:font-family-complex="Wingdings"/>
    </style:style>
    <style:style style:parent-style-name="691" style:display-name="T79" style:family="text" style:name="784">
      <style:text-properties fo:font-family="Symbol" style:font-family-complex="Symbol"/>
    </style:style>
    <style:style style:parent-style-name="691" style:display-name="T80" style:family="text" style:name="785">
      <style:text-properties fo:font-family="Courier New" style:font-family-complex="Courier New"/>
    </style:style>
    <style:style style:parent-style-name="691" style:display-name="T81" style:family="text" style:name="786">
      <style:text-properties fo:font-family="Wingdings" style:font-family-complex="Wingdings"/>
    </style:style>
    <style:style style:parent-style-name="691" style:display-name="T82" style:family="text" style:name="787">
      <style:text-properties fo:font-family="Symbol" style:font-family-complex="Symbol"/>
    </style:style>
    <style:style style:parent-style-name="691" style:display-name="T83" style:family="text" style:name="788">
      <style:text-properties fo:font-family="Courier New" style:font-family-complex="Courier New"/>
    </style:style>
    <style:style style:parent-style-name="691" style:display-name="T84" style:family="text" style:name="789">
      <style:text-properties fo:font-family="Wingdings" style:font-family-complex="Wingdings"/>
    </style:style>
    <style:style style:parent-style-name="691" style:display-name="T85" style:family="text" style:name="790">
      <style:text-properties fo:font-family="Symbol" style:font-family-complex="Symbol"/>
    </style:style>
    <style:style style:parent-style-name="691" style:display-name="T86" style:family="text" style:name="791">
      <style:text-properties fo:font-family="Courier New" style:font-family-complex="Courier New"/>
    </style:style>
    <style:style style:parent-style-name="691" style:display-name="T87" style:family="text" style:name="792">
      <style:text-properties fo:font-family="Wingdings" style:font-family-complex="Wingdings"/>
    </style:style>
    <style:style style:parent-style-name="691" style:display-name="T88" style:family="text" style:name="793">
      <style:text-properties fo:font-family="Symbol" style:font-family-complex="Symbol"/>
    </style:style>
    <style:style style:parent-style-name="691" style:display-name="T89" style:family="text" style:name="794">
      <style:text-properties fo:font-family="Courier New" style:font-family-complex="Courier New"/>
    </style:style>
    <style:style style:parent-style-name="691" style:display-name="T90" style:family="text" style:name="795">
      <style:text-properties fo:font-family="Wingdings" style:font-family-complex="Wingdings"/>
    </style:style>
    <style:style style:family="text" style:name="T1">
      <style:text-properties fo:font-family="OpenSymbol" style:font-family-complex="OpenSymbol"/>
    </style:style>
    <style:style style:family="text" style:name="T2">
      <style:text-properties fo:font-family="OpenSymbol" style:font-family-complex="OpenSymbol"/>
    </style:style>
    <style:style style:family="text" style:name="T3">
      <style:text-properties fo:font-family="OpenSymbol" style:font-family-complex="OpenSymbol"/>
    </style:style>
    <style:style style:family="text" style:name="T4">
      <style:text-properties fo:font-family="OpenSymbol" style:font-family-complex="OpenSymbol"/>
    </style:style>
    <style:style style:family="text" style:name="T5">
      <style:text-properties fo:font-family="OpenSymbol" style:font-family-complex="OpenSymbol"/>
    </style:style>
    <style:style style:family="text" style:name="T6">
      <style:text-properties fo:font-family="OpenSymbol" style:font-family-complex="OpenSymbol"/>
    </style:style>
    <style:style style:family="text" style:name="T7">
      <style:text-properties fo:font-family="OpenSymbol" style:font-family-complex="OpenSymbol"/>
    </style:style>
    <style:style style:family="text" style:name="T8">
      <style:text-properties fo:font-family="OpenSymbol" style:font-family-complex="OpenSymbol"/>
    </style:style>
    <style:style style:family="text" style:name="T9">
      <style:text-properties fo:font-family="OpenSymbol" style:font-family-complex="OpenSymbol"/>
    </style:style>
    <style:style style:family="text" style:name="T10">
      <style:text-properties fo:font-family="Symbol" style:font-family-complex="Symbo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Symbol" style:font-family-complex="Symbo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  <style:style style:family="text" style:name="T46">
      <style:text-properties fo:font-family="Symbol" style:font-family-complex="Symbol"/>
    </style:style>
    <style:style style:family="text" style:name="T47">
      <style:text-properties fo:font-family="Courier New" style:font-family-complex="Courier New"/>
    </style:style>
    <style:style style:family="text" style:name="T48">
      <style:text-properties fo:font-family="Wingdings" style:font-family-complex="Wingdings"/>
    </style:style>
    <style:style style:family="text" style:name="T49">
      <style:text-properties fo:font-family="Symbol" style:font-family-complex="Symbol"/>
    </style:style>
    <style:style style:family="text" style:name="T50">
      <style:text-properties fo:font-family="Courier New" style:font-family-complex="Courier New"/>
    </style:style>
    <style:style style:family="text" style:name="T51">
      <style:text-properties fo:font-family="Wingdings" style:font-family-complex="Wingdings"/>
    </style:style>
    <style:style style:family="text" style:name="T52">
      <style:text-properties fo:font-family="Symbol" style:font-family-complex="Symbol"/>
    </style:style>
    <style:style style:family="text" style:name="T53">
      <style:text-properties fo:font-family="Courier New" style:font-family-complex="Courier New"/>
    </style:style>
    <style:style style:family="text" style:name="T54">
      <style:text-properties fo:font-family="Wingdings" style:font-family-complex="Wingdings"/>
    </style:style>
    <style:style style:family="text" style:name="T55">
      <style:text-properties fo:font-family="Symbol" style:font-family-complex="Symbol"/>
    </style:style>
    <style:style style:family="text" style:name="T56">
      <style:text-properties fo:font-family="Courier New" style:font-family-complex="Courier New"/>
    </style:style>
    <style:style style:family="text" style:name="T57">
      <style:text-properties fo:font-family="Wingdings" style:font-family-complex="Wingdings"/>
    </style:style>
    <style:style style:family="text" style:name="T58">
      <style:text-properties fo:font-family="Symbol" style:font-family-complex="Symbol"/>
    </style:style>
    <style:style style:family="text" style:name="T59">
      <style:text-properties fo:font-family="Courier New" style:font-family-complex="Courier New"/>
    </style:style>
    <style:style style:family="text" style:name="T60">
      <style:text-properties fo:font-family="Wingdings" style:font-family-complex="Wingdings"/>
    </style:style>
    <style:style style:family="text" style:name="T61">
      <style:text-properties fo:font-family="Symbol" style:font-family-complex="Symbol"/>
    </style:style>
    <style:style style:family="text" style:name="T62">
      <style:text-properties fo:font-family="Courier New" style:font-family-complex="Courier New"/>
    </style:style>
    <style:style style:family="text" style:name="T63">
      <style:text-properties fo:font-family="Wingdings" style:font-family-complex="Wingdings"/>
    </style:style>
    <style:style style:family="text" style:name="T64">
      <style:text-properties fo:font-family="Symbol" style:font-family-complex="Symbol"/>
    </style:style>
    <style:style style:family="text" style:name="T65">
      <style:text-properties fo:font-family="Courier New" style:font-family-complex="Courier New"/>
    </style:style>
    <style:style style:family="text" style:name="T66">
      <style:text-properties fo:font-family="Wingdings" style:font-family-complex="Wingdings"/>
    </style:style>
    <style:style style:family="text" style:name="T67">
      <style:text-properties fo:font-family="Symbol" style:font-family-complex="Symbol"/>
    </style:style>
    <style:style style:family="text" style:name="T68">
      <style:text-properties fo:font-family="Courier New" style:font-family-complex="Courier New"/>
    </style:style>
    <style:style style:family="text" style:name="T69">
      <style:text-properties fo:font-family="Wingdings" style:font-family-complex="Wingdings"/>
    </style:style>
    <style:style style:family="text" style:name="T70">
      <style:text-properties fo:font-family="Symbol" style:font-family-complex="Symbol"/>
    </style:style>
    <style:style style:family="text" style:name="T71">
      <style:text-properties fo:font-family="Courier New" style:font-family-complex="Courier New"/>
    </style:style>
    <style:style style:family="text" style:name="T72">
      <style:text-properties fo:font-family="Wingdings" style:font-family-complex="Wingdings"/>
    </style:style>
    <style:style style:family="text" style:name="T73">
      <style:text-properties fo:font-family="Symbol" style:font-family-complex="Symbol"/>
    </style:style>
    <style:style style:family="text" style:name="T74">
      <style:text-properties fo:font-family="Courier New" style:font-family-complex="Courier New"/>
    </style:style>
    <style:style style:family="text" style:name="T75">
      <style:text-properties fo:font-family="Wingdings" style:font-family-complex="Wingdings"/>
    </style:style>
    <style:style style:family="text" style:name="T76">
      <style:text-properties fo:font-family="Symbol" style:font-family-complex="Symbol"/>
    </style:style>
    <style:style style:family="text" style:name="T77">
      <style:text-properties fo:font-family="Courier New" style:font-family-complex="Courier New"/>
    </style:style>
    <style:style style:family="text" style:name="T78">
      <style:text-properties fo:font-family="Wingdings" style:font-family-complex="Wingdings"/>
    </style:style>
    <style:style style:family="text" style:name="T79">
      <style:text-properties fo:font-family="Symbol" style:font-family-complex="Symbol"/>
    </style:style>
    <style:style style:family="text" style:name="T80">
      <style:text-properties fo:font-family="Courier New" style:font-family-complex="Courier New"/>
    </style:style>
    <style:style style:family="text" style:name="T81">
      <style:text-properties fo:font-family="Wingdings" style:font-family-complex="Wingdings"/>
    </style:style>
    <style:style style:family="text" style:name="T82">
      <style:text-properties fo:font-family="Symbol" style:font-family-complex="Symbol"/>
    </style:style>
    <style:style style:family="text" style:name="T83">
      <style:text-properties fo:font-family="Courier New" style:font-family-complex="Courier New"/>
    </style:style>
    <style:style style:family="text" style:name="T84">
      <style:text-properties fo:font-family="Wingdings" style:font-family-complex="Wingdings"/>
    </style:style>
    <style:style style:family="text" style:name="T85">
      <style:text-properties fo:font-family="Symbol" style:font-family-complex="Symbol"/>
    </style:style>
    <style:style style:family="text" style:name="T86">
      <style:text-properties fo:font-family="Courier New" style:font-family-complex="Courier New"/>
    </style:style>
    <style:style style:family="text" style:name="T87">
      <style:text-properties fo:font-family="Wingdings" style:font-family-complex="Wingdings"/>
    </style:style>
    <style:style style:family="text" style:name="T88">
      <style:text-properties fo:font-family="Symbol" style:font-family-complex="Symbol"/>
    </style:style>
    <style:style style:family="text" style:name="T89">
      <style:text-properties fo:font-family="Courier New" style:font-family-complex="Courier New"/>
    </style:style>
    <style:style style:family="text" style:name="T90">
      <style:text-properties fo:font-family="Wingdings" style:font-family-complex="Wingdings"/>
    </style:style>
    <style:style style:family="text" style:name="T91">
      <style:text-properties fo:font-family="Symbol" style:font-family-asian="Symbol" style:font-family-complex="Symbol"/>
    </style:style>
    <style:style style:family="text" style:name="T92">
      <style:text-properties fo:font-family="Courier New" style:font-family-asian="Courier New" style:font-family-complex="Courier New"/>
    </style:style>
    <style:style style:family="text" style:name="T93">
      <style:text-properties fo:font-family="Wingdings" style:font-family-asian="Wingdings" style:font-family-complex="Wingdings"/>
    </style:style>
    <style:style style:family="text" style:name="T94">
      <style:text-properties fo:font-family="Symbol" style:font-family-asian="Symbol" style:font-family-complex="Symbol"/>
    </style:style>
    <style:style style:family="text" style:name="T95">
      <style:text-properties fo:font-family="Courier New" style:font-family-asian="Courier New" style:font-family-complex="Courier New"/>
    </style:style>
    <style:style style:family="text" style:name="T96">
      <style:text-properties fo:font-family="Wingdings" style:font-family-asian="Wingdings" style:font-family-complex="Wingdings"/>
    </style:style>
    <style:style style:family="text" style:name="T97">
      <style:text-properties fo:font-family="Symbol" style:font-family-asian="Symbol" style:font-family-complex="Symbol"/>
    </style:style>
    <style:style style:family="text" style:name="T98">
      <style:text-properties fo:font-family="Courier New" style:font-family-asian="Courier New" style:font-family-complex="Courier New"/>
    </style:style>
    <style:style style:family="text" style:name="T99">
      <style:text-properties fo:font-family="Wingdings" style:font-family-asian="Wingdings" style:font-family-complex="Wingdings"/>
    </style:style>
    <style:style style:family="text" style:name="T100">
      <style:text-properties fo:font-family="Symbol" style:font-family-asian="Symbol" style:font-family-complex="Symbol"/>
    </style:style>
    <style:style style:family="text" style:name="T101">
      <style:text-properties fo:font-family="Courier New" style:font-family-asian="Courier New" style:font-family-complex="Courier New"/>
    </style:style>
    <style:style style:family="text" style:name="T102">
      <style:text-properties fo:font-family="Wingdings" style:font-family-asian="Wingdings" style:font-family-complex="Wingdings"/>
    </style:style>
    <style:style style:family="text" style:name="T103">
      <style:text-properties fo:font-family="Symbol" style:font-family-asian="Symbol" style:font-family-complex="Symbol"/>
    </style:style>
    <style:style style:family="text" style:name="T104">
      <style:text-properties fo:font-family="Courier New" style:font-family-asian="Courier New" style:font-family-complex="Courier New"/>
    </style:style>
    <style:style style:family="text" style:name="T105">
      <style:text-properties fo:font-family="Wingdings" style:font-family-asian="Wingdings" style:font-family-complex="Wingdings"/>
    </style:style>
    <style:style style:family="text" style:name="T106">
      <style:text-properties fo:font-family="Symbol" style:font-family-asian="Symbol" style:font-family-complex="Symbol"/>
    </style:style>
    <style:style style:family="text" style:name="T107">
      <style:text-properties fo:font-family="Courier New" style:font-family-asian="Courier New" style:font-family-complex="Courier New"/>
    </style:style>
    <style:style style:family="text" style:name="T108">
      <style:text-properties fo:font-family="Wingdings" style:font-family-asian="Wingdings" style:font-family-complex="Wingdings"/>
    </style:style>
    <style:style style:family="text" style:name="T109">
      <style:text-properties fo:font-family="Symbol" style:font-family-asian="Symbol" style:font-family-complex="Symbol"/>
    </style:style>
    <style:style style:family="text" style:name="T110">
      <style:text-properties fo:font-family="Courier New" style:font-family-asian="Courier New" style:font-family-complex="Courier New"/>
    </style:style>
    <style:style style:family="text" style:name="T111">
      <style:text-properties fo:font-family="Wingdings" style:font-family-asian="Wingdings" style:font-family-complex="Wingdings"/>
    </style:style>
    <style:style style:family="text" style:name="T112">
      <style:text-properties fo:font-family="Symbol" style:font-family-asian="Symbol" style:font-family-complex="Symbol"/>
    </style:style>
    <style:style style:family="text" style:name="T113">
      <style:text-properties fo:font-family="Courier New" style:font-family-asian="Courier New" style:font-family-complex="Courier New"/>
    </style:style>
    <style:style style:family="text" style:name="T114">
      <style:text-properties fo:font-family="Wingdings" style:font-family-asian="Wingdings" style:font-family-complex="Wingdings"/>
    </style:style>
    <style:style style:family="text" style:name="T115">
      <style:text-properties fo:font-family="Symbol" style:font-family-asian="Symbol" style:font-family-complex="Symbol"/>
    </style:style>
    <style:style style:family="text" style:name="T116">
      <style:text-properties fo:font-family="Courier New" style:font-family-asian="Courier New" style:font-family-complex="Courier New"/>
    </style:style>
    <style:style style:family="text" style:name="T117">
      <style:text-properties fo:font-family="Wingdings" style:font-family-asian="Wingdings" style:font-family-complex="Wingdings"/>
    </style:style>
    <text:list-style style:name="WWNum1">
      <text:list-level-style-bullet text:level="1" text:bullet-char="•  ">
        <style:list-level-properties text:list-level-position-and-space-mode="label-alignment">
          <style:list-level-label-alignment fo:text-indent="-0.635cm" fo:margin-left="1.27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fo:text-indent="-0.635cm" fo:margin-left="2.54cm"/>
        </style:list-level-properties>
      </text:list-level-style-bullet>
      <text:list-level-style-bullet text:level="4" text:bullet-char="•  ">
        <style:list-level-properties text:list-level-position-and-space-mode="label-alignment">
          <style:list-level-label-alignment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fo:text-indent="-0.635cm" fo:margin-left="4.445cm"/>
        </style:list-level-properties>
      </text:list-level-style-bullet>
      <text:list-level-style-bullet text:level="7" text:bullet-char="•  ">
        <style:list-level-properties text:list-level-position-and-space-mode="label-alignment">
          <style:list-level-label-alignment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fo:text-indent="-0.635cm" fo:margin-left="6.35cm"/>
        </style:list-level-properties>
      </text:list-level-style-bullet>
    </text:list-style>
    <text:list-style style:name="WWNum2">
      <text:list-level-style-bullet text:level="1" text:style-name="T1" text:bullet-char="•  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OpenSymbol" style:font-family-complex="OpenSymbol"/>
      </text:list-level-style-bullet>
      <text:list-level-style-bullet text:level="2" text:style-name="T2" text:bullet-char="">
        <style:list-level-properties text:list-level-position-and-space-mode="label-alignment">
          <style:list-level-label-alignment fo:text-indent="-0.635cm" fo:margin-left="1.905cm"/>
        </style:list-level-properties>
        <style:text-properties fo:font-family="OpenSymbol" style:font-family-complex="OpenSymbol"/>
      </text:list-level-style-bullet>
      <text:list-level-style-bullet text:level="3" text:style-name="T3" text:bullet-char="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OpenSymbol" style:font-family-complex="OpenSymbol"/>
      </text:list-level-style-bullet>
      <text:list-level-style-bullet text:level="4" text:style-name="T4" text:bullet-char="">
        <style:list-level-properties text:list-level-position-and-space-mode="label-alignment">
          <style:list-level-label-alignment fo:text-indent="-0.635cm" fo:margin-left="3.175cm"/>
        </style:list-level-properties>
        <style:text-properties fo:font-family="OpenSymbol" style:font-family-complex="OpenSymbol"/>
      </text:list-level-style-bullet>
      <text:list-level-style-bullet text:level="5" text:style-name="T5" text:bullet-char="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OpenSymbol" style:font-family-complex="OpenSymbol"/>
      </text:list-level-style-bullet>
      <text:list-level-style-bullet text:level="6" text:style-name="T6" text:bullet-char="">
        <style:list-level-properties text:list-level-position-and-space-mode="label-alignment">
          <style:list-level-label-alignment fo:text-indent="-0.635cm" fo:margin-left="4.445cm"/>
        </style:list-level-properties>
        <style:text-properties fo:font-family="OpenSymbol" style:font-family-complex="OpenSymbol"/>
      </text:list-level-style-bullet>
      <text:list-level-style-bullet text:level="7" text:style-name="T7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OpenSymbol" style:font-family-complex="OpenSymbol"/>
      </text:list-level-style-bullet>
      <text:list-level-style-bullet text:level="8" text:style-name="T8" text:bullet-char="">
        <style:list-level-properties text:list-level-position-and-space-mode="label-alignment">
          <style:list-level-label-alignment fo:text-indent="-0.635cm" fo:margin-left="5.715cm"/>
        </style:list-level-properties>
        <style:text-properties fo:font-family="OpenSymbol" style:font-family-complex="OpenSymbol"/>
      </text:list-level-style-bullet>
      <text:list-level-style-bullet text:level="9" text:style-name="T9" text:bullet-char="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OpenSymbol" style:font-family-complex="OpenSymbol"/>
      </text:list-level-style-bullet>
    </text:list-style>
    <text:list-style style:name="WWNum3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  <text:list-style style:name="WWNum4">
      <text:list-level-style-bullet text:level="1" text:style-name="T1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5">
      <text:list-level-style-bullet text:level="1" text:style-name="T1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6">
      <text:list-level-style-bullet text:level="1" text:style-name="T28" text:bullet-char="·">
        <style:list-level-properties text:list-level-position-and-space-mode="label-alignment">
          <style:list-level-label-alignment fo:text-indent="-0.635cm" fo:margin-left="1.75cm"/>
        </style:list-level-properties>
        <style:text-properties fo:font-family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3.02cm"/>
        </style:list-level-properties>
        <style:text-properties fo:font-family="Courier New" style:font-family-complex="Courier New"/>
      </text:list-level-style-bullet>
      <text:list-level-style-bullet text:level="3" text:style-name="T30" text:bullet-char="§">
        <style:list-level-properties text:list-level-position-and-space-mode="label-alignment">
          <style:list-level-label-alignment fo:text-indent="-0.635cm" fo:margin-left="4.29cm"/>
        </style:list-level-properties>
        <style:text-properties fo:font-family="Wingdings" style:font-family-complex="Wingdings"/>
      </text:list-level-style-bullet>
      <text:list-level-style-bullet text:level="4" text:style-name="T31" text:bullet-char="·">
        <style:list-level-properties text:list-level-position-and-space-mode="label-alignment">
          <style:list-level-label-alignment fo:text-indent="-0.635cm" fo:margin-left="5.56cm"/>
        </style:list-level-properties>
        <style:text-properties fo:font-family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83cm"/>
        </style:list-level-properties>
        <style:text-properties fo:font-family="Courier New" style:font-family-complex="Courier New"/>
      </text:list-level-style-bullet>
      <text:list-level-style-bullet text:level="6" text:style-name="T33" text:bullet-char="§">
        <style:list-level-properties text:list-level-position-and-space-mode="label-alignment">
          <style:list-level-label-alignment fo:text-indent="-0.635cm" fo:margin-left="8.1cm"/>
        </style:list-level-properties>
        <style:text-properties fo:font-family="Wingdings" style:font-family-complex="Wingdings"/>
      </text:list-level-style-bullet>
      <text:list-level-style-bullet text:level="7" text:style-name="T34" text:bullet-char="·">
        <style:list-level-properties text:list-level-position-and-space-mode="label-alignment">
          <style:list-level-label-alignment fo:text-indent="-0.635cm" fo:margin-left="9.37cm"/>
        </style:list-level-properties>
        <style:text-properties fo:font-family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64cm"/>
        </style:list-level-properties>
        <style:text-properties fo:font-family="Courier New" style:font-family-complex="Courier New"/>
      </text:list-level-style-bullet>
      <text:list-level-style-bullet text:level="9" text:style-name="T36" text:bullet-char="§">
        <style:list-level-properties text:list-level-position-and-space-mode="label-alignment">
          <style:list-level-label-alignment fo:text-indent="-0.635cm" fo:margin-left="11.91cm"/>
        </style:list-level-properties>
        <style:text-properties fo:font-family="Wingdings" style:font-family-complex="Wingdings"/>
      </text:list-level-style-bullet>
    </text:list-style>
    <text:list-style style:name="WWNum7">
      <text:list-level-style-bullet text:level="1" text:style-name="T3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3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4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4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4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4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8">
      <text:list-level-style-bullet text:level="1" text:style-name="T4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4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4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4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5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5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5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5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5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9">
      <text:list-level-style-bullet text:level="1" text:style-name="T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10">
      <text:list-level-style-bullet text:level="1" text:style-name="T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11">
      <text:list-level-style-bullet text:level="1" text:style-name="T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12">
      <text:list-level-style-bullet text:level="1" text:style-name="T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13">
      <text:list-level-style-bullet text:level="1" text:style-name="T9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9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9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">
      <text:list-level-style-bullet text:level="1" text:style-name="T1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">
      <text:list-level-style-bullet text:level="1" text:style-name="T1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.59cm" fo:page-height="27.94cm" style:print-orientation="portrait" fo:margin-top="4.001cm" fo:margin-bottom="2cm" fo:margin-left="2cm" fo:margin-right="2.052cm"/>
      <style:header-style>
        <style:header-footer-properties svg:height="2cm" fo:min-height="2cm"/>
      </style:header-style>
    </style:page-layout>
    <style:page-layout style:name="Mpm2">
      <style:page-layout-properties fo:page-width="21.59cm" fo:page-height="27.94cm" style:print-orientation="portrait" fo:margin-top="4.001cm" fo:margin-bottom="2cm" fo:margin-left="2cm" fo:margin-right="2.052cm"/>
      <style:header-style>
        <style:header-footer-properties svg:height="2cm" fo:min-height="2cm"/>
      </style:header-style>
    </style:page-layout>
    <style:style style:parent-style-name="699" style:family="paragraph" style:name="P41">
      <style:text-properties fo:font-family="JetBrainsMono Nerd Font" style:font-family-complex="JetBrainsMono Nerd Font" fo:font-size="18pt" fo:font-weight="bold"/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</style:style>
    <style:style style:family="text" style:name="T237">
      <style:text-properties fo:font-family="JetBrainsMono Nerd Font" style:font-family-complex="JetBrainsMono Nerd Font" fo:font-size="18pt" fo:font-weight="bold"/>
    </style:style>
    <style:style style:family="text" style:name="T238">
      <style:text-properties fo:font-family="JetBrainsMono Nerd Font" style:font-family-complex="JetBrainsMono Nerd Font" fo:font-size="18pt" fo:font-weight="bold"/>
    </style:style>
    <style:style style:parent-style-name="699" style:family="paragraph" style:name="P42">
      <style:text-properties fo:font-family="JetBrainsMono Nerd Font" style:font-family-complex="JetBrainsMono Nerd Font" fo:font-size="18pt" fo:font-weight="bold"/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</style:style>
    <style:style style:family="text" style:name="T239">
      <style:text-properties fo:font-family="JetBrainsMono Nerd Font" style:font-family-complex="JetBrainsMono Nerd Font" fo:font-size="18pt" fo:font-weight="bold"/>
    </style:style>
    <style:style style:family="text" style:name="T240">
      <style:text-properties fo:font-family="JetBrainsMono Nerd Font" style:font-family-complex="JetBrainsMono Nerd Font" fo:font-size="18pt" fo:font-weight="bold"/>
    </style:style>
    <style:style style:parent-style-name="699" style:family="paragraph" style:name="P44">
      <style:text-properties fo:font-family="JetBrainsMono Nerd Font" style:font-family-complex="JetBrainsMono Nerd Font" fo:font-size="18pt" fo:font-weight="bold"/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</style:style>
    <style:style style:family="text" style:name="T241">
      <style:text-properties fo:font-family="JetBrainsMono Nerd Font" style:font-family-complex="JetBrainsMono Nerd Font" fo:font-size="18pt" fo:font-weight="bold"/>
    </style:style>
    <style:style style:family="text" style:name="T242">
      <style:text-properties fo:font-family="JetBrainsMono Nerd Font" style:font-family-complex="JetBrainsMono Nerd Font" fo:font-size="18pt" fo:font-weight="bold"/>
    </style:style>
    <style:style style:parent-style-name="699" style:family="paragraph" style:name="P45">
      <style:text-properties fo:font-family="JetBrainsMono Nerd Font" style:font-family-complex="JetBrainsMono Nerd Font" fo:font-size="18pt" fo:font-weight="bold"/>
      <style:paragraph-properties fo:text-align="center">
        <style:tab-stops>
          <style:tab-stop style:position="8.794cm" style:type="center"/>
          <style:tab-stop style:position="17.59cm" style:type="right"/>
        </style:tab-stops>
      </style:paragraph-properties>
    </style:style>
    <style:style style:family="text" style:name="T243">
      <style:text-properties fo:font-family="JetBrainsMono Nerd Font" style:font-family-complex="JetBrainsMono Nerd Font" fo:font-size="18pt" fo:font-weight="bold"/>
    </style:style>
    <style:style style:family="text" style:name="T244">
      <style:text-properties fo:font-family="JetBrainsMono Nerd Font" style:font-family-complex="JetBrainsMono Nerd Font" fo:font-size="18pt" fo:font-weight="bold"/>
    </style:style>
  </office:automatic-styles>
  <office:master-styles>
    <style:master-page style:name="Standard" style:page-layout-name="Mpm1">
      <style:header>
        <text:p text:style-name="P41"><text:span text:style-name="T237">Henri Vandersleyen</text:span><text:span text:style-name="T238"/><text:span/></text:p>
        <text:p text:style-name="P42"><text:span text:style-name="T239"/><text:span text:style-name="T240"/><text:span/></text:p>
      </style:header>
    </style:master-page>
    <style:master-page style:name="MasterPage2" style:page-layout-name="Mpm2">
      <style:header>
        <text:p text:style-name="P44"><text:span text:style-name="T241">Henri Vandersleyen</text:span><text:span text:style-name="T242"/><text:span/></text:p>
        <text:p text:style-name="P45"><text:span text:style-name="T243"/><text:span text:style-name="T244"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